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2b357" officeooo:paragraph-rsid="0012b357" style:font-weight-asian="normal" style:font-weight-complex="normal"/>
    </style:style>
    <style:style style:name="P2" style:family="paragraph" style:parent-style-name="Standard">
      <style:text-properties style:font-name="Liberation Mono" fo:font-size="12pt" fo:font-weight="bold" officeooo:rsid="00029adb" officeooo:paragraph-rsid="00029adb" style:font-size-asian="12pt" style:font-weight-asian="bold" style:font-size-complex="12pt" style:font-weight-complex="bold"/>
    </style:style>
    <style:style style:name="P3" style:family="paragraph" style:parent-style-name="Standard">
      <style:text-properties style:font-name="Liberation Mono" fo:font-size="12pt" fo:font-weight="bold" officeooo:rsid="00029adb" officeooo:paragraph-rsid="0007f700" style:font-size-asian="12pt" style:font-weight-asian="bold" style:font-size-complex="12pt" style:font-weight-complex="bold"/>
    </style:style>
    <style:style style:name="P4" style:family="paragraph" style:parent-style-name="Standard">
      <style:text-properties style:font-name="Liberation Mono" fo:font-size="12pt" fo:font-weight="bold" officeooo:rsid="00048e1c" officeooo:paragraph-rsid="00048e1c" style:font-size-asian="12pt" style:font-weight-asian="bold" style:font-size-complex="12pt" style:font-weight-complex="bold"/>
    </style:style>
    <style:style style:name="P5" style:family="paragraph" style:parent-style-name="Standard">
      <style:text-properties style:font-name="Liberation Mono" fo:font-size="12pt" fo:font-weight="bold" officeooo:rsid="00095810" officeooo:paragraph-rsid="00095810" style:font-size-asian="12pt" style:font-weight-asian="bold" style:font-size-complex="12pt" style:font-weight-complex="bold"/>
    </style:style>
    <style:style style:name="P6" style:family="paragraph" style:parent-style-name="Standard">
      <style:text-properties style:font-name="Liberation Mono" fo:font-size="12pt" fo:font-weight="bold" officeooo:rsid="000c3041" officeooo:paragraph-rsid="000c3041" style:font-size-asian="12pt" style:font-weight-asian="bold" style:font-size-complex="12pt" style:font-weight-complex="bold"/>
    </style:style>
    <style:style style:name="P7" style:family="paragraph" style:parent-style-name="Standard">
      <style:text-properties style:font-name="Liberation Mono" fo:font-size="12pt" fo:font-weight="bold" officeooo:rsid="00146d1b" officeooo:paragraph-rsid="00146d1b" style:font-size-asian="12pt" style:font-weight-asian="bold" style:font-size-complex="12pt" style:font-weight-complex="bold"/>
    </style:style>
    <style:style style:name="P8" style:family="paragraph" style:parent-style-name="Standard">
      <style:text-properties style:font-name="Liberation Mono" fo:font-size="12pt" fo:font-weight="normal" officeooo:rsid="0005e119" officeooo:paragraph-rsid="0005e119"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095810" officeooo:paragraph-rsid="00095810"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0acda2" officeooo:paragraph-rsid="000acda2" style:font-size-asian="12pt" style:font-weight-asian="normal" style:font-size-complex="12pt" style:font-weight-complex="normal"/>
    </style:style>
    <style:style style:name="P11" style:family="paragraph" style:parent-style-name="Standard">
      <style:text-properties style:font-name="Liberation Mono" fo:font-size="12pt" fo:font-weight="normal" officeooo:rsid="000d0c74" officeooo:paragraph-rsid="000d0c74" style:font-size-asian="12pt" style:font-weight-asian="normal" style:font-size-complex="12pt" style:font-weight-complex="normal"/>
    </style:style>
    <style:style style:name="P12" style:family="paragraph" style:parent-style-name="Standard">
      <style:text-properties style:font-name="Liberation Mono" fo:font-size="12pt" fo:font-weight="normal" officeooo:rsid="000ef404" officeooo:paragraph-rsid="000ef404" style:font-size-asian="12pt" style:font-weight-asian="normal" style:font-size-complex="12pt" style:font-weight-complex="normal"/>
    </style:style>
    <style:style style:name="P13" style:family="paragraph" style:parent-style-name="Standard">
      <style:text-properties style:font-name="Liberation Mono" fo:font-size="12pt" fo:font-weight="normal" officeooo:rsid="0010aee3" officeooo:paragraph-rsid="0010aee3" style:font-size-asian="12pt" style:font-weight-asian="normal" style:font-size-complex="12pt" style:font-weight-complex="normal"/>
    </style:style>
    <style:style style:name="P14" style:family="paragraph" style:parent-style-name="Standard">
      <style:text-properties style:font-name="Liberation Mono" fo:font-size="12pt" fo:font-weight="normal" officeooo:rsid="0012b357" officeooo:paragraph-rsid="0012b357" style:font-size-asian="12pt" style:font-weight-asian="normal" style:font-size-complex="12pt" style:font-weight-complex="normal"/>
    </style:style>
    <style:style style:name="P15" style:family="paragraph" style:parent-style-name="Standard">
      <style:text-properties style:font-name="Liberation Mono" fo:font-size="12pt" fo:font-weight="normal" officeooo:rsid="001525d2" officeooo:paragraph-rsid="001525d2" style:font-size-asian="12pt" style:font-weight-asian="normal" style:font-size-complex="12pt" style:font-weight-complex="normal"/>
    </style:style>
    <style:style style:name="P16" style:family="paragraph" style:parent-style-name="Standard">
      <style:text-properties style:font-name="Liberation Mono" fo:font-size="12pt" fo:font-weight="normal" officeooo:rsid="0015464b" officeooo:paragraph-rsid="0015464b" style:font-size-asian="12pt" style:font-weight-asian="normal" style:font-size-complex="12pt" style:font-weight-complex="normal"/>
    </style:style>
    <style:style style:name="P17" style:family="paragraph" style:parent-style-name="Standard">
      <style:text-properties style:font-name="Liberation Mono" fo:font-size="12pt" fo:font-weight="normal" officeooo:rsid="00159ef2" officeooo:paragraph-rsid="00159ef2" style:font-size-asian="12pt" style:font-weight-asian="normal" style:font-size-complex="12pt" style:font-weight-complex="normal"/>
    </style:style>
    <style:style style:name="P18" style:family="paragraph" style:parent-style-name="Standard">
      <style:text-properties style:font-name="Liberation Mono" fo:font-size="12pt" officeooo:rsid="00029adb" officeooo:paragraph-rsid="00029adb" style:font-size-asian="12pt" style:font-size-complex="12pt"/>
    </style:style>
    <style:style style:name="P19" style:family="paragraph" style:parent-style-name="Standard">
      <style:text-properties style:font-name="Liberation Mono" fo:font-size="12pt" officeooo:rsid="00076353" officeooo:paragraph-rsid="00076353" style:font-size-asian="12pt" style:font-size-complex="12pt"/>
    </style:style>
    <style:style style:name="P20" style:family="paragraph" style:parent-style-name="Preformatted_20_Text">
      <style:text-properties fo:font-weight="normal" officeooo:rsid="000d0c74" officeooo:paragraph-rsid="000d0c74" style:font-weight-asian="normal" style:font-weight-complex="normal"/>
    </style:style>
    <style:style style:name="P21" style:family="paragraph" style:parent-style-name="Preformatted_20_Text">
      <style:text-properties fo:font-weight="normal" officeooo:rsid="00159ef2" officeooo:paragraph-rsid="00159ef2" style:font-weight-asian="normal" style:font-weight-complex="normal"/>
    </style:style>
    <style:style style:name="P22" style:family="paragraph" style:parent-style-name="Preformatted_20_Text">
      <style:text-properties style:font-name="Liberation Mono" fo:font-size="12pt" fo:font-weight="normal" officeooo:rsid="00159ef2" officeooo:paragraph-rsid="00159ef2" style:font-size-asian="12pt" style:font-weight-asian="normal" style:font-size-complex="12pt" style:font-weight-complex="normal"/>
    </style:style>
    <style:style style:name="P23" style:family="paragraph" style:parent-style-name="Preformatted_20_Text">
      <style:text-properties style:font-name="Liberation Mono" fo:font-size="12pt" officeooo:rsid="000241e2" officeooo:paragraph-rsid="0047fd3d" style:font-size-asian="12pt" style:font-size-complex="12pt"/>
    </style:style>
    <style:style style:name="P24" style:family="paragraph" style:parent-style-name="Preformatted_20_Text">
      <style:paragraph-properties fo:margin-top="0cm" fo:margin-bottom="0.499cm" loext:contextual-spacing="false"/>
    </style:style>
    <style:style style:name="P25" style:family="paragraph" style:parent-style-name="Preformatted_20_Text">
      <style:paragraph-properties fo:margin-top="0cm" fo:margin-bottom="0.499cm" loext:contextual-spacing="false"/>
      <style:text-properties fo:font-size="12pt" fo:font-weight="normal" officeooo:rsid="0045afb4" officeooo:paragraph-rsid="0045afb4" style:font-size-asian="12pt" style:font-weight-asian="normal" style:font-size-complex="12pt" style:font-weight-complex="normal"/>
    </style:style>
    <style:style style:name="P26" style:family="paragraph" style:parent-style-name="Preformatted_20_Text">
      <style:paragraph-properties fo:margin-top="0cm" fo:margin-bottom="0.499cm" loext:contextual-spacing="false"/>
      <style:text-properties fo:font-size="12pt" fo:font-weight="normal" officeooo:rsid="000241e2" officeooo:paragraph-rsid="0047fd3d" style:font-size-asian="12pt" style:font-weight-asian="normal" style:font-size-complex="12pt" style:font-weight-complex="normal"/>
    </style:style>
    <style:style style:name="P27" style:family="paragraph" style:parent-style-name="Preformatted_20_Text">
      <style:paragraph-properties fo:margin-top="0cm" fo:margin-bottom="0.499cm" loext:contextual-spacing="false"/>
      <style:text-properties fo:font-size="12pt" fo:font-weight="normal" officeooo:rsid="004c961d" officeooo:paragraph-rsid="004c961d" style:font-size-asian="12pt" style:font-weight-asian="normal" style:font-size-complex="12pt" style:font-weight-complex="normal"/>
    </style:style>
    <style:style style:name="P28" style:family="paragraph" style:parent-style-name="Preformatted_20_Text">
      <style:paragraph-properties fo:margin-top="0cm" fo:margin-bottom="0.499cm" loext:contextual-spacing="false"/>
      <style:text-properties fo:font-size="12pt" fo:font-weight="normal" officeooo:rsid="004d9a53" officeooo:paragraph-rsid="004d9a53" style:font-size-asian="12pt" style:font-weight-asian="normal" style:font-size-complex="12pt" style:font-weight-complex="normal"/>
    </style:style>
    <style:style style:name="P29" style:family="paragraph" style:parent-style-name="Preformatted_20_Text">
      <style:paragraph-properties fo:margin-top="0cm" fo:margin-bottom="0.499cm" loext:contextual-spacing="false"/>
      <style:text-properties fo:font-size="12pt" fo:font-weight="normal" officeooo:rsid="0050e6f9" officeooo:paragraph-rsid="0050e6f9" style:font-size-asian="12pt" style:font-weight-asian="normal" style:font-size-complex="12pt" style:font-weight-complex="normal"/>
    </style:style>
    <style:style style:name="P30" style:family="paragraph" style:parent-style-name="Preformatted_20_Text">
      <style:paragraph-properties fo:margin-top="0cm" fo:margin-bottom="0.499cm" loext:contextual-spacing="false"/>
      <style:text-properties style:font-name="Liberation Mono" fo:font-size="12pt" fo:font-weight="normal" officeooo:rsid="0015464b" style:font-size-asian="12pt" style:font-weight-asian="normal" style:font-size-complex="12pt" style:font-weight-complex="normal"/>
    </style:style>
    <style:style style:name="P31" style:family="paragraph" style:parent-style-name="Preformatted_20_Text">
      <style:paragraph-properties fo:margin-top="0cm" fo:margin-bottom="0.499cm" loext:contextual-spacing="false"/>
      <style:text-properties style:font-name="Liberation Mono" fo:font-size="12pt" fo:font-weight="normal" officeooo:rsid="001b0b0d" officeooo:paragraph-rsid="001b0b0d" style:font-size-asian="12pt" style:font-weight-asian="normal" style:font-size-complex="12pt" style:font-weight-complex="normal"/>
    </style:style>
    <style:style style:name="P32" style:family="paragraph" style:parent-style-name="Preformatted_20_Text">
      <style:paragraph-properties fo:margin-top="0cm" fo:margin-bottom="0.499cm" loext:contextual-spacing="false"/>
      <style:text-properties style:font-name="Liberation Mono" fo:font-size="12pt" fo:font-weight="normal" officeooo:rsid="001e342c" officeooo:paragraph-rsid="001e342c" style:font-size-asian="12pt" style:font-weight-asian="normal" style:font-size-complex="12pt" style:font-weight-complex="normal"/>
    </style:style>
    <style:style style:name="P33" style:family="paragraph" style:parent-style-name="Preformatted_20_Text">
      <style:paragraph-properties fo:margin-top="0cm" fo:margin-bottom="0.499cm" loext:contextual-spacing="false"/>
      <style:text-properties style:font-name="Liberation Mono" fo:font-size="12pt" fo:font-weight="normal" officeooo:rsid="0020c68a" officeooo:paragraph-rsid="0020c68a" style:font-size-asian="12pt" style:font-weight-asian="normal" style:font-size-complex="12pt" style:font-weight-complex="normal"/>
    </style:style>
    <style:style style:name="P34" style:family="paragraph" style:parent-style-name="Preformatted_20_Text">
      <style:paragraph-properties fo:margin-top="0cm" fo:margin-bottom="0.499cm" loext:contextual-spacing="false"/>
      <style:text-properties style:font-name="Liberation Mono" fo:font-size="12pt" fo:font-weight="normal" officeooo:rsid="0023dfc7" officeooo:paragraph-rsid="0023dfc7" style:font-size-asian="12pt" style:font-weight-asian="normal" style:font-size-complex="12pt" style:font-weight-complex="normal"/>
    </style:style>
    <style:style style:name="P35" style:family="paragraph" style:parent-style-name="Preformatted_20_Text">
      <style:paragraph-properties fo:margin-top="0cm" fo:margin-bottom="0.499cm" loext:contextual-spacing="false"/>
      <style:text-properties style:font-name="Liberation Mono" fo:font-size="12pt" fo:font-weight="normal" officeooo:rsid="0025a632" officeooo:paragraph-rsid="0025a632" style:font-size-asian="12pt" style:font-weight-asian="normal" style:font-size-complex="12pt" style:font-weight-complex="normal"/>
    </style:style>
    <style:style style:name="P36" style:family="paragraph" style:parent-style-name="Preformatted_20_Text">
      <style:paragraph-properties fo:margin-top="0cm" fo:margin-bottom="0.499cm" loext:contextual-spacing="false"/>
      <style:text-properties style:font-name="Liberation Mono" fo:font-size="12pt" fo:font-weight="normal" officeooo:rsid="0028be68" officeooo:paragraph-rsid="0028be68" style:font-size-asian="12pt" style:font-weight-asian="normal" style:font-size-complex="12pt" style:font-weight-complex="normal"/>
    </style:style>
    <style:style style:name="P37" style:family="paragraph" style:parent-style-name="Preformatted_20_Text">
      <style:paragraph-properties fo:margin-top="0cm" fo:margin-bottom="0.499cm" loext:contextual-spacing="false"/>
      <style:text-properties style:font-name="Liberation Mono" fo:font-size="12pt" fo:font-weight="normal" officeooo:rsid="002a3b3a" officeooo:paragraph-rsid="002a3b3a" style:font-size-asian="12pt" style:font-weight-asian="normal" style:font-size-complex="12pt" style:font-weight-complex="normal"/>
    </style:style>
    <style:style style:name="P38" style:family="paragraph" style:parent-style-name="Preformatted_20_Text">
      <style:paragraph-properties fo:margin-top="0cm" fo:margin-bottom="0.499cm" loext:contextual-spacing="false"/>
      <style:text-properties style:font-name="Liberation Mono" fo:font-size="12pt" fo:font-weight="normal" officeooo:rsid="002b1baf" officeooo:paragraph-rsid="002b1baf" style:font-size-asian="12pt" style:font-weight-asian="normal" style:font-size-complex="12pt" style:font-weight-complex="normal"/>
    </style:style>
    <style:style style:name="P39" style:family="paragraph" style:parent-style-name="Preformatted_20_Text">
      <style:paragraph-properties fo:margin-top="0cm" fo:margin-bottom="0.499cm" loext:contextual-spacing="false"/>
      <style:text-properties style:font-name="Liberation Mono" fo:font-size="12pt" fo:font-weight="normal" officeooo:rsid="002ccb18" officeooo:paragraph-rsid="002ccb18" style:font-size-asian="12pt" style:font-weight-asian="normal" style:font-size-complex="12pt" style:font-weight-complex="normal"/>
    </style:style>
    <style:style style:name="P40" style:family="paragraph" style:parent-style-name="Preformatted_20_Text">
      <style:paragraph-properties fo:margin-top="0cm" fo:margin-bottom="0.499cm" loext:contextual-spacing="false"/>
      <style:text-properties style:font-name="Liberation Mono" fo:font-size="12pt" fo:font-weight="normal" officeooo:rsid="002e9a53" officeooo:paragraph-rsid="002e9a53" style:font-size-asian="12pt" style:font-weight-asian="normal" style:font-size-complex="12pt" style:font-weight-complex="normal"/>
    </style:style>
    <style:style style:name="P41" style:family="paragraph" style:parent-style-name="Preformatted_20_Text">
      <style:paragraph-properties fo:margin-top="0cm" fo:margin-bottom="0.499cm" loext:contextual-spacing="false"/>
      <style:text-properties style:font-name="Liberation Mono" fo:font-size="12pt" fo:font-weight="normal" officeooo:rsid="0030fc89" officeooo:paragraph-rsid="0030fc89" style:font-size-asian="12pt" style:font-weight-asian="normal" style:font-size-complex="12pt" style:font-weight-complex="normal"/>
    </style:style>
    <style:style style:name="P42" style:family="paragraph" style:parent-style-name="Preformatted_20_Text">
      <style:paragraph-properties fo:margin-top="0cm" fo:margin-bottom="0.499cm" loext:contextual-spacing="false"/>
      <style:text-properties style:font-name="Liberation Mono" fo:font-size="12pt" fo:font-weight="normal" officeooo:rsid="00320cf6" officeooo:paragraph-rsid="00320cf6" style:font-size-asian="12pt" style:font-weight-asian="normal" style:font-size-complex="12pt" style:font-weight-complex="normal"/>
    </style:style>
    <style:style style:name="P43" style:family="paragraph" style:parent-style-name="Preformatted_20_Text">
      <style:paragraph-properties fo:margin-top="0cm" fo:margin-bottom="0.499cm" loext:contextual-spacing="false"/>
      <style:text-properties style:font-name="Liberation Mono" fo:font-size="12pt" fo:font-weight="normal" officeooo:rsid="00339102" officeooo:paragraph-rsid="00339102" style:font-size-asian="12pt" style:font-weight-asian="normal" style:font-size-complex="12pt" style:font-weight-complex="normal"/>
    </style:style>
    <style:style style:name="P44" style:family="paragraph" style:parent-style-name="Preformatted_20_Text">
      <style:paragraph-properties fo:margin-top="0cm" fo:margin-bottom="0.499cm" loext:contextual-spacing="false"/>
      <style:text-properties style:font-name="Liberation Mono" fo:font-size="12pt" fo:font-weight="normal" officeooo:rsid="00355fd7" officeooo:paragraph-rsid="00355fd7" style:font-size-asian="12pt" style:font-weight-asian="normal" style:font-size-complex="12pt" style:font-weight-complex="normal"/>
    </style:style>
    <style:style style:name="P45" style:family="paragraph" style:parent-style-name="Preformatted_20_Text">
      <style:paragraph-properties fo:margin-top="0cm" fo:margin-bottom="0.499cm" loext:contextual-spacing="false"/>
      <style:text-properties style:font-name="Liberation Mono" fo:font-size="12pt" fo:font-weight="normal" officeooo:rsid="00367fc2" officeooo:paragraph-rsid="00367fc2" style:font-size-asian="12pt" style:font-weight-asian="normal" style:font-size-complex="12pt" style:font-weight-complex="normal"/>
    </style:style>
    <style:style style:name="P46" style:family="paragraph" style:parent-style-name="Preformatted_20_Text">
      <style:paragraph-properties fo:margin-top="0cm" fo:margin-bottom="0.499cm" loext:contextual-spacing="false"/>
      <style:text-properties style:font-name="Liberation Mono" fo:font-size="12pt" fo:font-weight="normal" officeooo:rsid="00382605" officeooo:paragraph-rsid="00382605" style:font-size-asian="12pt" style:font-weight-asian="normal" style:font-size-complex="12pt" style:font-weight-complex="normal"/>
    </style:style>
    <style:style style:name="P47" style:family="paragraph" style:parent-style-name="Preformatted_20_Text">
      <style:paragraph-properties fo:margin-top="0cm" fo:margin-bottom="0.499cm" loext:contextual-spacing="false"/>
      <style:text-properties style:font-name="Liberation Mono" fo:font-size="12pt" fo:font-weight="normal" officeooo:rsid="003b080a" officeooo:paragraph-rsid="003b080a" style:font-size-asian="12pt" style:font-weight-asian="normal" style:font-size-complex="12pt" style:font-weight-complex="normal"/>
    </style:style>
    <style:style style:name="P48" style:family="paragraph" style:parent-style-name="Preformatted_20_Text">
      <style:paragraph-properties fo:margin-top="0cm" fo:margin-bottom="0.499cm" loext:contextual-spacing="false"/>
      <style:text-properties style:font-name="Liberation Mono" fo:font-size="12pt" fo:font-weight="normal" officeooo:rsid="003cc5ce" officeooo:paragraph-rsid="003cc5ce" style:font-size-asian="12pt" style:font-weight-asian="normal" style:font-size-complex="12pt" style:font-weight-complex="normal"/>
    </style:style>
    <style:style style:name="P49" style:family="paragraph" style:parent-style-name="Preformatted_20_Text">
      <style:paragraph-properties fo:margin-top="0cm" fo:margin-bottom="0.499cm" loext:contextual-spacing="false"/>
      <style:text-properties style:font-name="Liberation Mono" fo:font-size="12pt" fo:font-weight="normal" officeooo:rsid="004007e5" officeooo:paragraph-rsid="004007e5" style:font-size-asian="12pt" style:font-weight-asian="normal" style:font-size-complex="12pt" style:font-weight-complex="normal"/>
    </style:style>
    <style:style style:name="P50" style:family="paragraph" style:parent-style-name="Preformatted_20_Text">
      <style:paragraph-properties fo:margin-top="0cm" fo:margin-bottom="0.499cm" loext:contextual-spacing="false"/>
      <style:text-properties style:font-name="Liberation Mono" fo:font-size="12pt" fo:font-weight="normal" officeooo:rsid="0040898c" officeooo:paragraph-rsid="0040898c" style:font-size-asian="12pt" style:font-weight-asian="normal" style:font-size-complex="12pt" style:font-weight-complex="normal"/>
    </style:style>
    <style:style style:name="P51" style:family="paragraph" style:parent-style-name="Preformatted_20_Text">
      <style:paragraph-properties fo:margin-top="0cm" fo:margin-bottom="0.499cm" loext:contextual-spacing="false"/>
      <style:text-properties style:font-name="Liberation Mono" fo:font-size="12pt" fo:font-weight="normal" officeooo:rsid="00420505" officeooo:paragraph-rsid="00420505" style:font-size-asian="12pt" style:font-weight-asian="normal" style:font-size-complex="12pt" style:font-weight-complex="normal"/>
    </style:style>
    <style:style style:name="P52" style:family="paragraph" style:parent-style-name="Preformatted_20_Text">
      <style:paragraph-properties fo:margin-top="0cm" fo:margin-bottom="0.499cm" loext:contextual-spacing="false"/>
      <style:text-properties style:font-name="Liberation Mono" fo:font-size="12pt" fo:font-weight="normal" officeooo:rsid="0043e65c" officeooo:paragraph-rsid="0043e65c" style:font-size-asian="12pt" style:font-weight-asian="normal" style:font-size-complex="12pt" style:font-weight-complex="normal"/>
    </style:style>
    <style:style style:name="P53" style:family="paragraph" style:parent-style-name="Preformatted_20_Text">
      <style:paragraph-properties fo:margin-top="0cm" fo:margin-bottom="0.499cm" loext:contextual-spacing="false"/>
      <style:text-properties style:font-name="Liberation Mono" fo:font-size="12pt" fo:font-weight="normal" officeooo:rsid="0045afb4" officeooo:paragraph-rsid="0045afb4" style:font-size-asian="12pt" style:font-weight-asian="normal" style:font-size-complex="12pt" style:font-weight-complex="normal"/>
    </style:style>
    <style:style style:name="P54" style:family="paragraph" style:parent-style-name="Preformatted_20_Text">
      <style:paragraph-properties fo:margin-top="0cm" fo:margin-bottom="0.499cm" loext:contextual-spacing="false"/>
      <style:text-properties style:font-name="Liberation Mono" fo:font-size="12pt" fo:font-weight="normal" officeooo:rsid="00470ece" officeooo:paragraph-rsid="00470ece" style:font-size-asian="12pt" style:font-weight-asian="normal" style:font-size-complex="12pt" style:font-weight-complex="normal"/>
    </style:style>
    <style:style style:name="P55" style:family="paragraph" style:parent-style-name="Preformatted_20_Text">
      <style:paragraph-properties fo:margin-top="0cm" fo:margin-bottom="0.499cm" loext:contextual-spacing="false"/>
      <style:text-properties style:font-name="Liberation Mono" fo:font-size="12pt" fo:font-weight="normal" officeooo:rsid="0047fd3d" officeooo:paragraph-rsid="0047fd3d" style:font-size-asian="12pt" style:font-weight-asian="normal" style:font-size-complex="12pt" style:font-weight-complex="normal"/>
    </style:style>
    <style:style style:name="P56" style:family="paragraph" style:parent-style-name="Preformatted_20_Text">
      <style:paragraph-properties fo:margin-top="0cm" fo:margin-bottom="0.499cm" loext:contextual-spacing="false"/>
      <style:text-properties style:font-name="Liberation Mono" fo:font-size="12pt" fo:font-weight="normal" officeooo:rsid="000241e2" officeooo:paragraph-rsid="0047fd3d" style:font-size-asian="12pt" style:font-weight-asian="normal" style:font-size-complex="12pt" style:font-weight-complex="normal"/>
    </style:style>
    <style:style style:name="P57" style:family="paragraph" style:parent-style-name="Preformatted_20_Text">
      <style:paragraph-properties fo:margin-top="0cm" fo:margin-bottom="0.499cm" loext:contextual-spacing="false"/>
      <style:text-properties style:font-name="Liberation Mono" fo:font-size="12pt" fo:font-weight="normal" officeooo:rsid="004992e7" officeooo:paragraph-rsid="004992e7" style:font-size-asian="12pt" style:font-weight-asian="normal" style:font-size-complex="12pt" style:font-weight-complex="normal"/>
    </style:style>
    <style:style style:name="P58" style:family="paragraph" style:parent-style-name="Preformatted_20_Text">
      <style:paragraph-properties fo:margin-top="0cm" fo:margin-bottom="0.499cm" loext:contextual-spacing="false"/>
      <style:text-properties style:font-name="Liberation Mono" fo:font-size="12pt" fo:font-weight="normal" officeooo:rsid="004b2212" officeooo:paragraph-rsid="004b2212" style:font-size-asian="12pt" style:font-weight-asian="normal" style:font-size-complex="12pt" style:font-weight-complex="normal"/>
    </style:style>
    <style:style style:name="P59" style:family="paragraph" style:parent-style-name="Preformatted_20_Text">
      <style:paragraph-properties fo:margin-top="0cm" fo:margin-bottom="0.499cm" loext:contextual-spacing="false"/>
      <style:text-properties style:font-name="Liberation Mono" fo:font-size="12pt" fo:font-weight="normal" officeooo:rsid="004b2212" officeooo:paragraph-rsid="004b7326" style:font-size-asian="12pt" style:font-weight-asian="normal" style:font-size-complex="12pt" style:font-weight-complex="normal"/>
    </style:style>
    <style:style style:name="P60" style:family="paragraph" style:parent-style-name="Preformatted_20_Text">
      <style:paragraph-properties fo:margin-top="0cm" fo:margin-bottom="0.499cm" loext:contextual-spacing="false"/>
      <style:text-properties style:font-name="Liberation Mono" fo:font-size="12pt" fo:font-weight="normal" officeooo:rsid="004b7326" officeooo:paragraph-rsid="004b7326" style:font-size-asian="12pt" style:font-weight-asian="normal" style:font-size-complex="12pt" style:font-weight-complex="normal"/>
    </style:style>
    <style:style style:name="P61" style:family="paragraph" style:parent-style-name="Preformatted_20_Text">
      <style:paragraph-properties fo:margin-top="0cm" fo:margin-bottom="0.499cm" loext:contextual-spacing="false"/>
      <style:text-properties style:font-name="Liberation Mono" fo:font-size="12pt" fo:font-weight="normal" officeooo:rsid="004c961d" officeooo:paragraph-rsid="004c961d" style:font-size-asian="12pt" style:font-weight-asian="normal" style:font-size-complex="12pt" style:font-weight-complex="normal"/>
    </style:style>
    <style:style style:name="P62" style:family="paragraph" style:parent-style-name="Preformatted_20_Text">
      <style:paragraph-properties fo:margin-top="0cm" fo:margin-bottom="0.499cm" loext:contextual-spacing="false"/>
      <style:text-properties style:font-name="Liberation Mono" fo:font-size="12pt" fo:font-weight="normal" officeooo:rsid="0051ae29" officeooo:paragraph-rsid="0051ae29" style:font-size-asian="12pt" style:font-weight-asian="normal" style:font-size-complex="12pt" style:font-weight-complex="normal"/>
    </style:style>
    <style:style style:name="P63" style:family="paragraph" style:parent-style-name="Preformatted_20_Text">
      <style:paragraph-properties fo:margin-top="0cm" fo:margin-bottom="0.499cm" loext:contextual-spacing="false"/>
      <style:text-properties style:font-name="Liberation Mono" fo:font-size="12pt" fo:font-weight="normal" officeooo:rsid="00533a31" officeooo:paragraph-rsid="00533a31" style:font-size-asian="12pt" style:font-weight-asian="normal" style:font-size-complex="12pt" style:font-weight-complex="normal"/>
    </style:style>
    <style:style style:name="P64" style:family="paragraph" style:parent-style-name="Preformatted_20_Text">
      <style:paragraph-properties fo:margin-top="0cm" fo:margin-bottom="0.499cm" loext:contextual-spacing="false"/>
      <style:text-properties style:font-name="Liberation Mono" fo:font-size="12pt" fo:font-weight="normal" officeooo:rsid="0053a2ab" officeooo:paragraph-rsid="0053a2ab" style:font-size-asian="12pt" style:font-weight-asian="normal" style:font-size-complex="12pt" style:font-weight-complex="normal"/>
    </style:style>
    <style:style style:name="P65" style:family="paragraph" style:parent-style-name="Preformatted_20_Text">
      <style:paragraph-properties fo:margin-top="0cm" fo:margin-bottom="0.499cm" loext:contextual-spacing="false"/>
      <style:text-properties style:font-name="Liberation Mono" fo:font-size="12pt" fo:font-weight="normal" officeooo:rsid="00549b17" officeooo:paragraph-rsid="00549b17" style:font-size-asian="12pt" style:font-weight-asian="normal" style:font-size-complex="12pt" style:font-weight-complex="normal"/>
    </style:style>
    <style:style style:name="P66" style:family="paragraph" style:parent-style-name="Preformatted_20_Text">
      <style:paragraph-properties fo:margin-top="0cm" fo:margin-bottom="0.499cm" loext:contextual-spacing="false"/>
      <style:text-properties style:font-name="Liberation Mono" fo:font-size="12pt" fo:font-weight="normal" officeooo:rsid="005636dc" officeooo:paragraph-rsid="005636dc" style:font-size-asian="12pt" style:font-weight-asian="normal" style:font-size-complex="12pt" style:font-weight-complex="normal"/>
    </style:style>
    <style:style style:name="P67" style:family="paragraph" style:parent-style-name="Preformatted_20_Text">
      <style:paragraph-properties fo:margin-top="0cm" fo:margin-bottom="0.499cm" loext:contextual-spacing="false"/>
      <style:text-properties style:font-name="Liberation Mono" fo:font-size="12pt" fo:font-weight="bold" officeooo:rsid="001de225" officeooo:paragraph-rsid="001de225" style:font-size-asian="12pt" style:font-weight-asian="bold" style:font-size-complex="12pt" style:font-weight-complex="bold"/>
    </style:style>
    <style:style style:name="P68" style:family="paragraph" style:parent-style-name="Preformatted_20_Text">
      <style:paragraph-properties fo:margin-top="0cm" fo:margin-bottom="0.499cm" loext:contextual-spacing="false"/>
      <style:text-properties style:font-name="Liberation Mono" fo:font-size="12pt" fo:font-weight="bold" officeooo:rsid="002ccb18" officeooo:paragraph-rsid="002ccb18" style:font-size-asian="12pt" style:font-weight-asian="bold" style:font-size-complex="12pt" style:font-weight-complex="bold"/>
    </style:style>
    <style:style style:name="P69" style:family="paragraph" style:parent-style-name="Preformatted_20_Text">
      <style:paragraph-properties fo:margin-top="0cm" fo:margin-bottom="0.499cm" loext:contextual-spacing="false"/>
      <style:text-properties style:font-name="Liberation Mono" fo:font-size="12pt" fo:font-weight="bold" officeooo:rsid="001e342c" officeooo:paragraph-rsid="0020c68a" style:font-size-asian="12pt" style:font-weight-asian="bold" style:font-size-complex="12pt" style:font-weight-complex="bold"/>
    </style:style>
    <style:style style:name="P70" style:family="paragraph" style:parent-style-name="Preformatted_20_Text">
      <style:paragraph-properties fo:margin-top="0cm" fo:margin-bottom="0.499cm" loext:contextual-spacing="false"/>
      <style:text-properties style:font-name="Liberation Mono" fo:font-size="12pt" fo:font-weight="bold" officeooo:rsid="00320cf6" officeooo:paragraph-rsid="00320cf6" style:font-size-asian="12pt" style:font-weight-asian="bold" style:font-size-complex="12pt" style:font-weight-complex="bold"/>
    </style:style>
    <style:style style:name="P71" style:family="paragraph" style:parent-style-name="Preformatted_20_Text">
      <style:paragraph-properties fo:margin-top="0cm" fo:margin-bottom="0.499cm" loext:contextual-spacing="false"/>
      <style:text-properties style:font-name="Liberation Mono" fo:font-size="12pt" fo:font-weight="bold" officeooo:rsid="003b080a" officeooo:paragraph-rsid="003b080a" style:font-size-asian="12pt" style:font-weight-asian="bold" style:font-size-complex="12pt" style:font-weight-complex="bold"/>
    </style:style>
    <style:style style:name="P72" style:family="paragraph" style:parent-style-name="Preformatted_20_Text">
      <style:paragraph-properties fo:margin-top="0cm" fo:margin-bottom="0.499cm" loext:contextual-spacing="false"/>
      <style:text-properties style:font-name="Liberation Mono" fo:font-size="12pt" fo:font-weight="bold" officeooo:rsid="00549b17" officeooo:paragraph-rsid="00549b17" style:font-size-asian="12pt" style:font-weight-asian="bold" style:font-size-complex="12pt" style:font-weight-complex="bold"/>
    </style:style>
    <style:style style:name="P73" style:family="paragraph" style:parent-style-name="Preformatted_20_Text">
      <style:paragraph-properties fo:margin-top="0cm" fo:margin-bottom="0.499cm" loext:contextual-spacing="false"/>
      <style:text-properties style:font-name="Liberation Mono" fo:font-size="12pt" fo:font-weight="bold" officeooo:rsid="005bc4a7" officeooo:paragraph-rsid="005bc4a7" style:font-size-asian="12pt" style:font-weight-asian="bold" style:font-size-complex="12pt" style:font-weight-complex="bold"/>
    </style:style>
    <style:style style:name="P74" style:family="paragraph" style:parent-style-name="Preformatted_20_Text">
      <style:paragraph-properties fo:margin-top="0cm" fo:margin-bottom="0.499cm" loext:contextual-spacing="false"/>
      <style:text-properties style:font-name="Liberation Mono" fo:font-size="12pt" fo:font-weight="bold" officeooo:rsid="00634762" officeooo:paragraph-rsid="00634762" style:font-size-asian="12pt" style:font-weight-asian="bold" style:font-size-complex="12pt" style:font-weight-complex="bold"/>
    </style:style>
    <style:style style:name="P75" style:family="paragraph" style:parent-style-name="Preformatted_20_Text">
      <style:paragraph-properties fo:margin-top="0cm" fo:margin-bottom="0.499cm" loext:contextual-spacing="false"/>
      <style:text-properties style:font-name="Liberation Mono" fo:font-size="12pt" fo:font-weight="bold" officeooo:rsid="0061c961" officeooo:paragraph-rsid="0061c961" style:font-size-asian="12pt" style:font-weight-asian="bold" style:font-size-complex="12pt" style:font-weight-complex="bold"/>
    </style:style>
    <style:style style:name="P76" style:family="paragraph" style:parent-style-name="Preformatted_20_Text">
      <style:paragraph-properties fo:margin-top="0cm" fo:margin-bottom="0.499cm" loext:contextual-spacing="false"/>
      <style:text-properties style:font-name="Liberation Mono" fo:font-size="12pt" fo:font-weight="bold" officeooo:rsid="006795be" officeooo:paragraph-rsid="006795be" style:font-size-asian="12pt" style:font-weight-asian="bold" style:font-size-complex="12pt" style:font-weight-complex="bold"/>
    </style:style>
    <style:style style:name="P77" style:family="paragraph" style:parent-style-name="Preformatted_20_Text">
      <style:paragraph-properties fo:margin-top="0cm" fo:margin-bottom="0.499cm" loext:contextual-spacing="false"/>
      <style:text-properties style:font-name="Liberation Mono" fo:font-size="12pt" officeooo:paragraph-rsid="005636dc" style:font-size-asian="12pt" style:font-size-complex="12pt"/>
    </style:style>
    <style:style style:name="P78" style:family="paragraph" style:parent-style-name="Preformatted_20_Text">
      <style:paragraph-properties fo:margin-top="0cm" fo:margin-bottom="0.499cm" loext:contextual-spacing="false"/>
      <style:text-properties style:font-name="Liberation Mono" fo:font-size="12pt" officeooo:rsid="0058ede1" officeooo:paragraph-rsid="0058ede1" style:font-size-asian="12pt" style:font-size-complex="12pt"/>
    </style:style>
    <style:style style:name="P79" style:family="paragraph" style:parent-style-name="Preformatted_20_Text">
      <style:paragraph-properties fo:margin-top="0cm" fo:margin-bottom="0.499cm" loext:contextual-spacing="false"/>
      <style:text-properties style:font-name="Liberation Mono" fo:font-size="12pt" officeooo:rsid="0058ede1" officeooo:paragraph-rsid="005af33a" style:font-size-asian="12pt" style:font-size-complex="12pt"/>
    </style:style>
    <style:style style:name="P80" style:family="paragraph" style:parent-style-name="Preformatted_20_Text">
      <style:paragraph-properties fo:margin-top="0cm" fo:margin-bottom="0.499cm" loext:contextual-spacing="false"/>
      <style:text-properties style:font-name="Liberation Mono" fo:font-size="12pt" officeooo:rsid="0058ede1" officeooo:paragraph-rsid="005bc4a7" style:font-size-asian="12pt" style:font-size-complex="12pt"/>
    </style:style>
    <style:style style:name="P81" style:family="paragraph" style:parent-style-name="Preformatted_20_Text">
      <style:paragraph-properties fo:margin-top="0cm" fo:margin-bottom="0.499cm" loext:contextual-spacing="false"/>
      <style:text-properties style:font-name="Liberation Mono" fo:font-size="12pt" officeooo:rsid="005cfb9d" officeooo:paragraph-rsid="005cfb9d" style:font-size-asian="12pt" style:font-size-complex="12pt"/>
    </style:style>
    <style:style style:name="P82" style:family="paragraph" style:parent-style-name="Preformatted_20_Text">
      <style:paragraph-properties fo:margin-top="0cm" fo:margin-bottom="0.499cm" loext:contextual-spacing="false"/>
      <style:text-properties style:font-name="Liberation Mono" fo:font-size="12pt" officeooo:rsid="005e36ce" officeooo:paragraph-rsid="005e36ce" style:font-size-asian="12pt" style:font-size-complex="12pt"/>
    </style:style>
    <style:style style:name="P83" style:family="paragraph" style:parent-style-name="Preformatted_20_Text">
      <style:paragraph-properties fo:margin-top="0cm" fo:margin-bottom="0.499cm" loext:contextual-spacing="false"/>
      <style:text-properties style:font-name="Liberation Mono" fo:font-size="12pt" officeooo:rsid="005e797c" officeooo:paragraph-rsid="005e797c" style:font-size-asian="12pt" style:font-size-complex="12pt"/>
    </style:style>
    <style:style style:name="P84" style:family="paragraph" style:parent-style-name="Preformatted_20_Text">
      <style:paragraph-properties fo:margin-top="0cm" fo:margin-bottom="0.499cm" loext:contextual-spacing="false"/>
      <style:text-properties style:font-name="Liberation Mono" fo:font-size="12pt" officeooo:rsid="005f0379" officeooo:paragraph-rsid="005f0379" style:font-size-asian="12pt" style:font-size-complex="12pt"/>
    </style:style>
    <style:style style:name="P85" style:family="paragraph" style:parent-style-name="Preformatted_20_Text">
      <style:paragraph-properties fo:margin-top="0cm" fo:margin-bottom="0.499cm" loext:contextual-spacing="false"/>
      <style:text-properties style:font-name="Liberation Mono" fo:font-size="12pt" officeooo:rsid="005f0379" officeooo:paragraph-rsid="00634762" style:font-size-asian="12pt" style:font-size-complex="12pt"/>
    </style:style>
    <style:style style:name="P86" style:family="paragraph" style:parent-style-name="Preformatted_20_Text">
      <style:paragraph-properties fo:margin-top="0cm" fo:margin-bottom="0.499cm" loext:contextual-spacing="false"/>
      <style:text-properties style:font-name="Liberation Mono" fo:font-size="12pt" officeooo:rsid="006306e5" officeooo:paragraph-rsid="006306e5" style:font-size-asian="12pt" style:font-size-complex="12pt"/>
    </style:style>
    <style:style style:name="P87" style:family="paragraph" style:parent-style-name="Preformatted_20_Text">
      <style:paragraph-properties fo:margin-top="0cm" fo:margin-bottom="0.499cm" loext:contextual-spacing="false"/>
      <style:text-properties style:font-name="Liberation Mono" fo:font-size="12pt" officeooo:rsid="00634762" officeooo:paragraph-rsid="00634762" style:font-size-asian="12pt" style:font-size-complex="12pt"/>
    </style:style>
    <style:style style:name="P88" style:family="paragraph" style:parent-style-name="Preformatted_20_Text">
      <style:paragraph-properties fo:margin-top="0cm" fo:margin-bottom="0.499cm" loext:contextual-spacing="false"/>
      <style:text-properties style:font-name="Liberation Mono" fo:font-size="12pt" officeooo:rsid="006795be" officeooo:paragraph-rsid="006795be" style:font-size-asian="12pt" style:font-size-complex="12pt"/>
    </style:style>
    <style:style style:name="P89" style:family="paragraph" style:parent-style-name="Preformatted_20_Text">
      <style:paragraph-properties fo:margin-top="0cm" fo:margin-bottom="0.499cm" loext:contextual-spacing="false"/>
      <style:text-properties style:font-name="Liberation Mono" fo:font-size="12pt" officeooo:rsid="0068cc56" officeooo:paragraph-rsid="0068cc56" style:font-size-asian="12pt" style:font-size-complex="12pt"/>
    </style:style>
    <style:style style:name="P90" style:family="paragraph" style:parent-style-name="Preformatted_20_Text">
      <style:paragraph-properties fo:margin-top="0cm" fo:margin-bottom="0.499cm" loext:contextual-spacing="false"/>
      <style:text-properties style:font-name="Liberation Mono" fo:font-size="12pt" officeooo:rsid="006b0969" officeooo:paragraph-rsid="006b0969" style:font-size-asian="12pt" style:font-size-complex="12pt"/>
    </style:style>
    <style:style style:name="P91" style:family="paragraph" style:parent-style-name="Preformatted_20_Text">
      <style:paragraph-properties fo:margin-top="0cm" fo:margin-bottom="0.499cm" loext:contextual-spacing="false"/>
      <style:text-properties style:font-name="Liberation Mono" fo:font-size="12pt" officeooo:rsid="006bca68" officeooo:paragraph-rsid="006bca68" style:font-size-asian="12pt" style:font-size-complex="12pt"/>
    </style:style>
    <style:style style:name="P92" style:family="paragraph" style:parent-style-name="Preformatted_20_Text">
      <style:paragraph-properties fo:margin-top="0cm" fo:margin-bottom="0.499cm" loext:contextual-spacing="false"/>
      <style:text-properties style:font-name="Liberation Mono" fo:font-size="12pt" officeooo:rsid="006c2e1d" officeooo:paragraph-rsid="006c2e1d" style:font-size-asian="12pt" style:font-size-complex="12pt"/>
    </style:style>
    <style:style style:name="P93" style:family="paragraph" style:parent-style-name="Preformatted_20_Text">
      <style:paragraph-properties fo:margin-top="0cm" fo:margin-bottom="0.499cm" loext:contextual-spacing="false"/>
      <style:text-properties style:font-name="Liberation Mono" fo:font-size="12pt" officeooo:rsid="006daf8a" officeooo:paragraph-rsid="006daf8a" style:font-size-asian="12pt" style:font-size-complex="12pt"/>
    </style:style>
    <style:style style:name="P94" style:family="paragraph" style:parent-style-name="Preformatted_20_Text">
      <style:paragraph-properties fo:margin-top="0cm" fo:margin-bottom="0.499cm" loext:contextual-spacing="false"/>
      <style:text-properties style:font-name="Liberation Mono" fo:font-size="12pt" officeooo:rsid="006fa3b4" officeooo:paragraph-rsid="006fa3b4" style:font-size-asian="12pt" style:font-size-complex="12pt"/>
    </style:style>
    <style:style style:name="P95" style:family="paragraph" style:parent-style-name="Preformatted_20_Text">
      <style:paragraph-properties fo:margin-top="0cm" fo:margin-bottom="0.499cm" loext:contextual-spacing="false"/>
      <style:text-properties style:font-name="Liberation Mono" fo:font-size="12pt" officeooo:rsid="0070296a" officeooo:paragraph-rsid="0070296a" style:font-size-asian="12pt" style:font-size-complex="12pt"/>
    </style:style>
    <style:style style:name="P96" style:family="paragraph" style:parent-style-name="Preformatted_20_Text">
      <style:paragraph-properties fo:margin-top="0cm" fo:margin-bottom="0.499cm" loext:contextual-spacing="false"/>
      <style:text-properties style:font-name="Liberation Mono" fo:font-size="12pt" officeooo:rsid="00711c75" officeooo:paragraph-rsid="00711c75" style:font-size-asian="12pt" style:font-size-complex="12pt"/>
    </style:style>
    <style:style style:name="P97" style:family="paragraph" style:parent-style-name="Preformatted_20_Text">
      <style:paragraph-properties fo:margin-top="0cm" fo:margin-bottom="0.499cm" loext:contextual-spacing="false"/>
      <style:text-properties style:font-name="Liberation Mono" fo:font-size="12pt" officeooo:rsid="0071f2fa" officeooo:paragraph-rsid="0071f2fa" style:font-size-asian="12pt" style:font-size-complex="12pt"/>
    </style:style>
    <style:style style:name="P98" style:family="paragraph" style:parent-style-name="Preformatted_20_Text">
      <style:paragraph-properties fo:margin-top="0cm" fo:margin-bottom="0.499cm" loext:contextual-spacing="false"/>
    </style:style>
    <style:style style:name="P99" style:family="paragraph" style:parent-style-name="Preformatted_20_Text">
      <style:paragraph-properties fo:margin-top="0cm" fo:margin-bottom="0.499cm" loext:contextual-spacing="false"/>
      <style:text-properties style:font-name="Liberation Mono" fo:font-size="12pt" officeooo:rsid="0071f2fa" officeooo:paragraph-rsid="0071f2fa" style:font-size-asian="12pt" style:font-size-complex="12pt"/>
    </style:style>
    <style:style style:name="P100" style:family="paragraph" style:parent-style-name="Preformatted_20_Text">
      <style:paragraph-properties fo:margin-top="0cm" fo:margin-bottom="0.499cm" loext:contextual-spacing="false"/>
      <style:text-properties style:font-name="Liberation Mono" fo:font-size="12pt" officeooo:rsid="0072b76b" officeooo:paragraph-rsid="0072b76b" style:font-size-asian="12pt" style:font-size-complex="12pt"/>
    </style:style>
    <style:style style:name="P101" style:family="paragraph" style:parent-style-name="Preformatted_20_Text">
      <style:paragraph-properties fo:margin-top="0cm" fo:margin-bottom="0.499cm" loext:contextual-spacing="false"/>
      <style:text-properties style:font-name="Liberation Mono" fo:font-size="12pt" officeooo:rsid="00740799" officeooo:paragraph-rsid="00740799" style:font-size-asian="12pt" style:font-size-complex="12pt"/>
    </style:style>
    <style:style style:name="P102" style:family="paragraph" style:parent-style-name="Preformatted_20_Text">
      <style:paragraph-properties fo:margin-top="0cm" fo:margin-bottom="0.499cm" loext:contextual-spacing="false"/>
      <style:text-properties style:font-name="Liberation Mono" fo:font-size="12pt" officeooo:rsid="0075f6f6" officeooo:paragraph-rsid="0075f6f6" style:font-size-asian="12pt" style:font-size-complex="12pt"/>
    </style:style>
    <style:style style:name="P103" style:family="paragraph" style:parent-style-name="Preformatted_20_Text">
      <style:paragraph-properties fo:margin-top="0cm" fo:margin-bottom="0.499cm" loext:contextual-spacing="false"/>
      <style:text-properties style:font-name="Liberation Mono" fo:font-size="12pt" officeooo:rsid="00775b0d" officeooo:paragraph-rsid="00775b0d" style:font-size-asian="12pt" style:font-size-complex="12pt"/>
    </style:style>
    <style:style style:name="P104" style:family="paragraph" style:parent-style-name="Preformatted_20_Text">
      <style:paragraph-properties fo:margin-top="0cm" fo:margin-bottom="0.499cm" loext:contextual-spacing="false"/>
      <style:text-properties style:font-name="Liberation Mono" fo:font-size="12pt" officeooo:rsid="0078a0c2" officeooo:paragraph-rsid="0078a0c2" style:font-size-asian="12pt" style:font-size-complex="12pt"/>
    </style:style>
    <style:style style:name="P105" style:family="paragraph" style:parent-style-name="Preformatted_20_Text">
      <style:paragraph-properties fo:margin-top="0cm" fo:margin-bottom="0.499cm" loext:contextual-spacing="false"/>
      <style:text-properties style:font-name="Liberation Mono" fo:font-size="12pt" officeooo:rsid="007b18d9" officeooo:paragraph-rsid="007b18d9" style:font-size-asian="12pt" style:font-size-complex="12pt"/>
    </style:style>
    <style:style style:name="P106" style:family="paragraph" style:parent-style-name="Preformatted_20_Text">
      <style:paragraph-properties fo:margin-top="0cm" fo:margin-bottom="0.499cm" loext:contextual-spacing="false"/>
      <style:text-properties style:font-name="Liberation Mono" fo:font-size="12pt" fo:font-weight="bold" officeooo:rsid="00740799" officeooo:paragraph-rsid="00740799" style:font-size-asian="12pt" style:font-weight-asian="bold" style:font-size-complex="12pt" style:font-weight-complex="bold"/>
    </style:style>
    <style:style style:name="T1" style:family="text">
      <style:text-properties officeooo:rsid="00076353"/>
    </style:style>
    <style:style style:name="T2" style:family="text">
      <style:text-properties officeooo:rsid="0007f700"/>
    </style:style>
    <style:style style:name="T3" style:family="text">
      <style:text-properties officeooo:rsid="00095810"/>
    </style:style>
    <style:style style:name="T4" style:family="text">
      <style:text-properties officeooo:rsid="000ef404"/>
    </style:style>
    <style:style style:name="T5" style:family="text">
      <style:text-properties officeooo:rsid="001947e2"/>
    </style:style>
    <style:style style:name="T6" style:family="text">
      <style:text-properties officeooo:rsid="001d5039"/>
    </style:style>
    <style:style style:name="T7" style:family="text">
      <style:text-properties fo:font-weight="normal" officeooo:rsid="0020c68a" style:font-weight-asian="normal" style:font-weight-complex="normal"/>
    </style:style>
    <style:style style:name="T8" style:family="text">
      <style:text-properties fo:font-weight="normal" officeooo:rsid="005636dc" style:font-weight-asian="normal" style:font-weight-complex="normal"/>
    </style:style>
    <style:style style:name="T9" style:family="text">
      <style:text-properties officeooo:rsid="0021ba45"/>
    </style:style>
    <style:style style:name="T10" style:family="text">
      <style:text-properties officeooo:rsid="0023180b"/>
    </style:style>
    <style:style style:name="T11" style:family="text">
      <style:text-properties officeooo:rsid="00242a7b"/>
    </style:style>
    <style:style style:name="T12" style:family="text">
      <style:text-properties officeooo:rsid="002e9a53"/>
    </style:style>
    <style:style style:name="T13" style:family="text">
      <style:text-properties officeooo:rsid="00305cca"/>
    </style:style>
    <style:style style:name="T14" style:family="text">
      <style:text-properties officeooo:rsid="003c1ff7"/>
    </style:style>
    <style:style style:name="T15" style:family="text">
      <style:text-properties officeooo:rsid="003e0bae"/>
    </style:style>
    <style:style style:name="T16" style:family="text">
      <style:text-properties officeooo:rsid="003f8d58"/>
    </style:style>
    <style:style style:name="T17" style:family="text">
      <style:text-properties officeooo:rsid="0041ea34"/>
    </style:style>
    <style:style style:name="T18" style:family="text">
      <style:text-properties officeooo:rsid="004b7326"/>
    </style:style>
    <style:style style:name="T19" style:family="text">
      <style:text-properties officeooo:rsid="004d9a53"/>
    </style:style>
    <style:style style:name="T20" style:family="text">
      <style:text-properties officeooo:rsid="00533a31"/>
    </style:style>
    <style:style style:name="T21" style:family="text">
      <style:text-properties officeooo:rsid="0053a725"/>
    </style:style>
    <style:style style:name="T22" style:family="text">
      <style:text-properties officeooo:rsid="00553804"/>
    </style:style>
    <style:style style:name="T23" style:family="text">
      <style:text-properties officeooo:rsid="005636dc"/>
    </style:style>
    <style:style style:name="T24" style:family="text">
      <style:text-properties officeooo:rsid="0057b62b"/>
    </style:style>
    <style:style style:name="T25" style:family="text">
      <style:text-properties officeooo:rsid="005a12aa"/>
    </style:style>
    <style:style style:name="T26" style:family="text">
      <style:text-properties officeooo:rsid="005af33a"/>
    </style:style>
    <style:style style:name="T27" style:family="text">
      <style:text-properties officeooo:rsid="005bc4a7"/>
    </style:style>
    <style:style style:name="T28" style:family="text">
      <style:text-properties officeooo:rsid="005e36ce"/>
    </style:style>
    <style:style style:name="T29" style:family="text">
      <style:text-properties style:font-name="Liberation Mono"/>
    </style:style>
    <style:style style:name="T30" style:family="text">
      <style:text-properties style:font-name="Liberation Mono" fo:font-size="12pt" style:font-size-asian="12pt" style:font-size-complex="12pt"/>
    </style:style>
    <style:style style:name="T31" style:family="text">
      <style:text-properties style:font-name="Liberation Mono" fo:font-size="12pt" officeooo:rsid="00159ef2" style:font-size-asian="12pt" style:font-size-complex="12pt"/>
    </style:style>
    <style:style style:name="T32" style:family="text">
      <style:text-properties fo:font-weight="bold" style:font-weight-asian="bold" style:font-weight-complex="bold"/>
    </style:style>
    <style:style style:name="T33" style:family="text">
      <style:text-properties officeooo:rsid="0061c961"/>
    </style:style>
    <style:style style:name="T34" style:family="text">
      <style:text-properties officeooo:rsid="00647ed6"/>
    </style:style>
    <style:style style:name="T35" style:family="text">
      <style:text-properties officeooo:rsid="006795be"/>
    </style:style>
    <style:style style:name="T36" style:family="text">
      <style:text-properties officeooo:rsid="0068cc56"/>
    </style:style>
    <style:style style:name="T37" style:family="text">
      <style:text-properties officeooo:rsid="0069042a"/>
    </style:style>
    <style:style style:name="T38" style:family="text">
      <style:text-properties officeooo:rsid="006fa3b4"/>
    </style:style>
    <style:style style:name="T39" style:family="text">
      <style:text-properties officeooo:rsid="0071f2fa"/>
    </style:style>
    <style:style style:name="T40" style:family="text">
      <style:text-properties officeooo:rsid="0078a0c2"/>
    </style:style>
    <style:style style:name="T41" style:family="text">
      <style:text-properties officeooo:rsid="007926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9">​​</text:span>Linux from scratch (LFS)</text:p>
      <text:p text:style-name="P2"/>
      <text:p text:style-name="P4">Chapitre 1</text:p>
      <text:p text:style-name="P4"/>
      <text:p text:style-name="P8">Installation sur un système hôte debian jessie</text:p>
      <text:p text:style-name="P8"/>
      <text:p text:style-name="P3">Chapitre 2 : </text:p>
      <text:p text:style-name="P3"/>
      <text:p text:style-name="P3"><text:span text:style-name="T2">2.2 </text:span>vérifier la configuration requise pour le système hôte</text:p>
      <text:p text:style-name="P2"/>
      <text:p text:style-name="P18">Pour vérifier si les logiciels et leurs versions minimums sont bien installés, il suffit d'exécuter le script version-check.sh repris dans la section 2.2 du guide.</text:p>
      <text:p text:style-name="P18"/>
      <text:p text:style-name="P18">Dans mon cas, les adap<text:span text:style-name="T1">t</text:span>ations suivantes ont été nécessaires :</text:p>
      <text:p text:style-name="P18"/>
      <text:p text:style-name="P18"><text:span text:style-name="T3">$ </text:span>sudo rm -s /bin/sh</text:p>
      <text:p text:style-name="P18"><text:span text:style-name="T3">$ </text:span>sudo ln -s /bin/bash /bin/sh</text:p>
      <text:p text:style-name="P18"/>
      <text:p text:style-name="P18"><text:span text:style-name="T3">$ </text:span>sudo aptitude install bison</text:p>
      <text:p text:style-name="P18"/>
      <text:p text:style-name="P18"><text:span text:style-name="T3">$ </text:span>sudo aptitude install gawk</text:p>
      <text:p text:style-name="P18"/>
      <text:p text:style-name="P19">Il faut également vérifier la cohérence de 3 librairies, via le script library-check.sh.<text:line-break/>Les librairies concernées doivent soit être toutes installées soit être toutes absentes.</text:p>
      <text:p text:style-name="P19">Dans mon cas, aucune adaptation n'était nécessaire car les 3 librairies étaient absentes.</text:p>
      <text:p text:style-name="P19"/>
      <text:p text:style-name="P5">2.6 définir la variable d'environnement $LFS</text:p>
      <text:p text:style-name="P5"/>
      <text:p text:style-name="P9">Dans mon cas, j'ai créé le répertoire /usr/local/lib/lfs pour y <text:s/>installer tous les programmes liés à LFS :</text:p>
      <text:p text:style-name="P9"/>
      <text:p text:style-name="P9">$ sudo mkdir /usr/local/lib/lfs</text:p>
      <text:p text:style-name="P9"/>
      <text:p text:style-name="P9">la variable d'environnement $LFS doit pointer sur ce répertoire :</text:p>
      <text:p text:style-name="P9"/>
      <text:p text:style-name="P9">de manière temporaire : <text:line-break/>$ export LFS=/usr/local/lib/lfs</text:p>
      <text:p text:style-name="P9"/>
      <text:p text:style-name="P9">de manière permanente :</text:p>
      <text:p text:style-name="P10">Editer le fichier ~/.bashrc<text:line-break/>$ nano ~/.bashrc</text:p>
      <text:p text:style-name="P10">Et ajouter :</text:p>
      <text:p text:style-name="P10">export LFS=/usr/local/lib/lfs</text:p>
      <text:p text:style-name="P10"/>
      <text:p text:style-name="P10">(se déconnecter et s'identifier à nouveau afin de tenir compte de la modification apportée)</text:p>
      <text:p text:style-name="P10"/>
      <text:p text:style-name="P6">Chapitre 3 Paquets et correctifs</text:p>
      <text:p text:style-name="P6"/>
      <text:p text:style-name="P11"><text:soft-page-break/>On crée un répertoire pour télécharger les sources :</text:p>
      <text:p text:style-name="P11">$ <text:span text:style-name="T4">sudo </text:span>mkdir $LFS/sources</text:p>
      <text:p text:style-name="P11"/>
      <text:p text:style-name="P12">On rend ce répertoire accessible en écriture pour tous les utilisateurs :</text:p>
      <text:p text:style-name="P12">$ sudo chmod a+w $LFS/sources</text:p>
      <text:p text:style-name="P11"/>
      <text:p text:style-name="P11">On télécharge les sources, en utilisant la liste wget-list (voir guide 3.1) :</text:p>
      <text:p text:style-name="P20"><text:span text:style-name="User_20_Entry"><text:span text:style-name="T30">$ wget --input-file=wget-list --continue --directory-prefix=$LFS/sources</text:span></text:span></text:p>
      <text:p text:style-name="P11"/>
      <text:p text:style-name="P13">Il est possible de vérifier que tous les paquets ont été correctement téléchargés via le fichier md5sums (voir guide 3.1).</text:p>
      <text:p text:style-name="P13"/>
      <text:p text:style-name="P13">$ cd $LFS/sources<text:line-break/>$ md5sum -c <text:s/>md5sums</text:p>
      <text:p text:style-name="P13"/>
      <text:p text:style-name="P13">Dans mon cas, un problème se pose pour :</text:p>
      <text:p text:style-name="P13">zlib-1.2.8.tar.xz: Aucun fichier ou dossier de ce type</text:p>
      <text:p text:style-name="P13"/>
      <text:p text:style-name="P14">En vérifiant dans le fichier wget-list, l'url indiquée n'est plus valide.</text:p>
      <text:p text:style-name="P1"><text:span text:style-name="T30">Mais on peut récupérer zlib (dernière version 1.2.9) directement sur github : </text:span><text:a xlink:type="simple" xlink:href="https://github.com/madler/zlib" text:style-name="Internet_20_link" text:visited-style-name="Visited_20_Internet_20_Link"><text:span text:style-name="T30">https://github.com/madler/zlib</text:span></text:a></text:p>
      <text:p text:style-name="P14"/>
      <text:p text:style-name="P14"/>
      <text:p text:style-name="P7">Chapitre 4 : derniers préparatifs</text:p>
      <text:p text:style-name="P7"/>
      <text:p text:style-name="P15">4.2 créer un répertoire tools et un lien symbolique</text:p>
      <text:p text:style-name="P15"/>
      <text:p text:style-name="P15">$sudo mkdir $LFS/tools<text:line-break/></text:p>
      <text:p text:style-name="P15">$ sudo ln -s $LFS/tools /tools</text:p>
      <text:p text:style-name="P15"/>
      <text:p text:style-name="P16">4.3 ajouter l'utilisateur lfs</text:p>
      <text:p text:style-name="P16"/>
      <text:p text:style-name="P16">$ sudo groupadd lfs</text:p>
      <text:p text:style-name="P16">$ sudo useradd -s /bin/bash -g lfs -m -k /dev/null lfs</text:p>
      <text:p text:style-name="P16">$ sudo passwd lfs <text:span text:style-name="T9">(note : mot de passe = lfspat)</text:span></text:p>
      <text:p text:style-name="P16">$ sudo chown $LFS/tools lfs</text:p>
      <text:p text:style-name="P16">$ sudo chown $LFS/sources lfs</text:p>
      <text:p text:style-name="P16"/>
      <text:p text:style-name="P17">On adapte l'environnement pour l'utilisateur lfs :</text:p>
      <text:p text:style-name="P22"/>
      <text:p text:style-name="P22"><text:span text:style-name="T5">Fichier : /home/lfs</text:span>/.bash_profile</text:p>
      <text:p text:style-name="P21"><text:span text:style-name="Source_20_Text"><text:span text:style-name="T30">exec env -i HOME=$HOME TERM=$TERM PS1='\u:\w\$ ' /bin/bash</text:span></text:span></text:p>
      <text:p text:style-name="P17"/>
      <text:p text:style-name="P17"><text:span text:style-name="T5">Fichier : /home</text:span>/<text:span text:style-name="T6">lfs/</text:span>.bashrc</text:p>
      <text:p text:style-name="P21"><text:span text:style-name="Source_20_Text"><text:span text:style-name="T30">set +h</text:span></text:span></text:p>
      <text:p text:style-name="Preformatted_20_Text"><text:span text:style-name="Source_20_Text"><text:span text:style-name="T30">umask 022</text:span></text:span></text:p>
      <text:p text:style-name="Preformatted_20_Text"><text:span text:style-name="Source_20_Text"><text:span text:style-name="T31">export </text:span></text:span><text:span text:style-name="Source_20_Text"><text:span text:style-name="T30">LFS=/</text:span></text:span><text:span text:style-name="Source_20_Text"><text:span text:style-name="T31">usr/local/lib/lfs</text:span></text:span></text:p>
      <text:p text:style-name="Preformatted_20_Text"><text:span text:style-name="Source_20_Text"><text:span text:style-name="T31">export </text:span></text:span><text:span text:style-name="Source_20_Text"><text:span text:style-name="T30">LC_ALL=POSIX</text:span></text:span></text:p>
      <text:p text:style-name="Preformatted_20_Text"><text:soft-page-break/><text:span text:style-name="Source_20_Text"><text:span text:style-name="T31">export </text:span></text:span><text:span text:style-name="Source_20_Text"><text:span text:style-name="T30">LFS_TGT=$(uname -m)-lfs-linux-gnu</text:span></text:span></text:p>
      <text:p text:style-name="Preformatted_20_Text"><text:span text:style-name="Source_20_Text"><text:span text:style-name="T31">export </text:span></text:span><text:span text:style-name="Source_20_Text"><text:span text:style-name="T30">PATH=/tools/bin:/bin:/usr/bin</text:span></text:span></text:p>
      <text:p text:style-name="P30"/>
      <text:p text:style-name="P31">pour se connecter avec l'utilisateur lfs : </text:p>
      <text:p text:style-name="P31">$ su – lfs</text:p>
      <text:p text:style-name="P31"/>
      <text:p text:style-name="P67">Chapitre 5 : construire un système temporaire</text:p>
      <text:p text:style-name="P32">5.3 instructions générales pour la compilation</text:p>
      <text:p text:style-name="P33">On va à présent compiler les différents programmes qui fourniront un environnement minimal indépendant du système hôte.</text:p>
      <text:p text:style-name="P33">Il suffit de suivre les instructions du guide. Généralement, cela se résume à décompresser l'archive correspondante dans le répertoire $LFS/sources, de se placer dans le nouveau répertoire créé,de lancer la configuration via configure, et ensuite la compilation via make. Dans certains cas, il faudra préciser des options.</text:p>
      <text:p text:style-name="P33">Dans la suite, je n'aborde que certains points un peu plus particuliers.</text:p>
      <text:p text:style-name="P33">5.4 binutils</text:p>
      <text:p text:style-name="P33">la compilation de binutils, va permettre de déterminer l'unité SBU qui est une référence pour le temps de compilation. Dans mon cas, <text:span text:style-name="T10">1SBU = 4m27s</text:span></text:p>
      <text:p text:style-name="P34"><text:span text:style-name="T11">A</text:span>vant d'installer binutils, si vous êtes sur un processeur 64bits, il faut créer un lien symbolique pour lib64 :</text:p>
      <text:p text:style-name="P34">$ mkdir /tools/lib<text:line-break/>$ ln -s /tools/lib /tools/lib64</text:p>
      <text:p text:style-name="P35">5.7 glibc</text:p>
      <text:p text:style-name="P35">IMPORTANT : après avoir installé glibc, il faut IMPERATIVEMENT lancer le test suivant.Si ce test n'est pas réussit, cela ne sert à rien de continuer, car cela compromettrait tout le reste sans possibilité de corriger le problème.<text:line-break/>Il s'agit de vérifier que gcc utiliser bien le linker qui se trouve dans le répertoire /tools.</text:p>
      <text:p text:style-name="P35">Pour cela, il suffit de compiler le programme test suivant :</text:p>
      <text:p text:style-name="P35">fichier test.c</text:p>
      <text:p text:style-name="P35"><text:soft-page-break/><text:tab/>int main(){}</text:p>
      <text:p text:style-name="P35">via la commande : </text:p>
      <text:p text:style-name="P35">$LFS_TGT-gcc test.c</text:p>
      <text:p text:style-name="P35">et ensuite, lancer la commande :</text:p>
      <text:p text:style-name="P35">$ readelf -l a.out | grep tools</text:p>
      <text:p text:style-name="P35">pour la version 64bits, on doit obtenir :</text:p>
      <text:p text:style-name="P36">[Requesting program interpreter: /tools/lib64/ld-linux-x86-64.so.2]</text:p>
      <text:p text:style-name="P36"/>
      <text:p text:style-name="P37">Pour les programmes suivants, une suite de test est prévue. Bien qu'elle soit facultative, je les ai lancé systématiquement.<text:line-break/>Dans la plupart des cas, le guide indique que des erreurs peuvent apparaître sur certains hôtes, mais qu'elles peuvent être ignorées.</text:p>
      <text:p text:style-name="P37">Dans mon cas, j'ai obtenu des erreurs pour les tests de :</text:p>
      <text:p text:style-name="P37">expect5.45 : 26 tests dont 11 ont échoué.</text:p>
      <text:p text:style-name="P38">Patch-2.7.5 : 1 test échoué (XFAIL: dash-o-append)<text:line-break/><text:line-break/></text:p>
      <text:p text:style-name="P39">5.36 changer le propriétaire du répertoire $LFS/tools</text:p>
      <text:p text:style-name="P39">A partir de maintenant, toutes les opérations devront être effectuées en tant que superutilisateur.</text:p>
      <text:p text:style-name="P39">$ <text:span text:style-name="T12">sudo </text:span>chown -R root:root $LFS/tools</text:p>
      <text:p text:style-name="P39"/>
      <text:p text:style-name="P40">C'est également le moment de faire une sauvegarde du répertoire $LFS. En effet, les opérations suivantes vont l'altérer, de sorte qu'il ne sera plus possible de construire à nouveau un système LFS si vous le souhaitez.</text:p>
      <text:p text:style-name="P68">chapitre 6 : <text:span text:style-name="T13">Construction du système LFS</text:span></text:p>
      <text:p text:style-name="P41">Pour construire le système LFS, on va utiliser exclusivement le mini-environnement linux que l'on a créé précédemment.</text:p>
      <text:p text:style-name="P41">On commence par créer quelques répertoires et à monter quelques systèmes de fichiers virtuels. Ensuite, on exécuter une commande <text:soft-page-break/>chroot pour redéfinir le répertoire racine au niveau de $LFS et restreindre les variables d'environnement au strict nécessaire.</text:p>
      <text:p text:style-name="P41">Chaque fois que l'on se reconnecte, il faudra exécuter ces commandes avec le superutilisateur, et il est donc utile de les regrouper au sein d'un script :</text:p>
      <text:p text:style-name="P41">script : chg_root.sh</text:p>
      <text:p text:style-name="P41">mount -v --bind /dev $LFS/dev</text:p>
      <text:p text:style-name="P41">mount -vt devpts devpts $LFS/dev/pts -o gid=5,mode=620</text:p>
      <text:p text:style-name="P41">mount -vt proc proc $LFS/proc</text:p>
      <text:p text:style-name="P41">mount -vt sysfs sysfs $LFS/sys</text:p>
      <text:p text:style-name="P41">mount -vt tmpfs tmpfs $LFS/run</text:p>
      <text:p text:style-name="P41">chroot "$LFS" /tools/bin/env -i \</text:p>
      <text:p text:style-name="P41"><text:s text:c="4"/>HOME=/root <text:s text:c="17"/>\</text:p>
      <text:p text:style-name="P41"><text:s text:c="4"/>TERM="$TERM" <text:s text:c="15"/>\</text:p>
      <text:p text:style-name="P41"><text:s text:c="4"/>PS1='\u:\w\$ ' <text:s text:c="13"/>\</text:p>
      <text:p text:style-name="P41"><text:s text:c="4"/>PATH=/bin:/usr/bin:/sbin:/usr/sbin:/tools/bin \</text:p>
      <text:p text:style-name="P41"><text:s text:c="4"/>/tools/bin/bash --login +h</text:p>
      <text:p text:style-name="P69"><text:span text:style-name="T7"><text:s/></text:span><text:s/></text:p>
      <text:p text:style-name="P42">On crée également les fichiers /etc/passwd et /etc/group</text:p>
      <text:p text:style-name="P70">6.7 Installation des logiciels du système de base</text:p>
      <text:p text:style-name="P43">La procédure décrite par le guide d'installation ne pose pas de problème.</text:p>
      <text:p text:style-name="P43">La librairie glibc, qui est un « poids lourd » avec 17 SBU, prend environ 25 min pour être compilée sur mon PC.</text:p>
      <text:p text:style-name="P44">La commande : $make check donne le résultat suivant :</text:p>
      <text:p text:style-name="P44">FAIL: posix/tst-getaddrinfo4<text:line-break/>FAIL: posix/tst-getaddrinfo5</text:p>
      <text:p text:style-name="P44">Summary of test results:</text:p>
      <text:p text:style-name="P44"><text:s/>2 FAIL<text:line-break/> 2471 PASS<text:line-break/><text:soft-page-break/> 20 UNSUPPORTED<text:line-break/> 43 XFAIL<text:line-break/> 2 XPASS</text:p>
      <text:p text:style-name="P44">Pour pouvoir obtenir un fichier log en même temps que l'affichage écran, on peut utiliser la commande tee : </text:p>
      <text:p text:style-name="P44">$ make check | tee log.txt</text:p>
      <text:p text:style-name="P44">(Je n'ai cependant pas trouvé de messages avec objet XFAIL …)</text:p>
      <text:p text:style-name="P45">Les 2 erreurs concernant getaddrinfo sont répertoriées dans le guide d'installation et ne posent pas de problème.</text:p>
      <text:p text:style-name="P46"/>
      <text:p text:style-name="P71"><text:span text:style-name="T16">6.17.1 Installation de </text:span>GCC</text:p>
      <text:p text:style-name="P47">Accrochez-vous, cela va durer ! Le guide d'installation indique 78 SBU ! <text:s/></text:p>
      <text:p text:style-name="P47">Sur mon système, la compilation a pris environ 50 min. Et les tests ont pris … 6h45 min !!! Et si l'on interrompt la procédure, il faut tout recommencer à zéro :-(. Il y a peut-être moyen de limiter le nombre de tests, mais le guide d'utilisation ne le mentionne pas.</text:p>
      <text:p text:style-name="P47">Mon système a sérieusement chauffé, et j'espérais que le système ne bloque pas à cause de la température du processeur. Heureusement, c'était dans une vague de froid, et j<text:span text:style-name="T14">'</text:span>e<text:span text:style-name="T14">n ai profité pour le placer </text:span>dans un local <text:span text:style-name="T14">moins chaud </text:span>:-)</text:p>
      <text:p text:style-name="P48">Pour obtenir un résumé des tests :</text:p>
      <text:p text:style-name="P48">$ ../contrib/test_summary</text:p>
      <text:p text:style-name="P48">Sur mon système, cela donne le résultat suivant. Sur plus de 220.000 tests (gloups!),seul libstdc++ échoue avec 2 tests « expérimentaux », ce qui ne me tracasse pas. <text:span text:style-name="T15">De plus, le guide d'installation mentionne 2 tests qui échouent avec la libstdc++ (sans préciser lesquels). </text:span>Tous les autres tests donnent les résultats attendus (ou ne sont pas supportés). <text:s/></text:p>
      <text:p text:style-name="P48"><text:tab/>=== g++ Summary ===</text:p>
      <text:p text:style-name="P48"># of expected passes<text:tab/><text:tab/>105232<text:line-break/># of unexpected successes<text:tab/>2<text:line-break/># of expected failures<text:tab/><text:tab/>318<text:line-break/># of unsupported tests<text:tab/><text:tab/>3759</text:p>
      <text:p text:style-name="P48">=== gcc Summary ===</text:p>
      <text:p text:style-name="P48"><text:soft-page-break/># of expected passes<text:tab/><text:tab/>117333<text:line-break/># of expected failures<text:tab/><text:tab/>313<text:line-break/># of unsupported tests<text:tab/><text:tab/>1721</text:p>
      <text:p text:style-name="P48">=== libatomic Summary ===</text:p>
      <text:p text:style-name="P48"># of expected passes<text:tab/><text:tab/>54</text:p>
      <text:p text:style-name="P48">=== libgomp Summary ===</text:p>
      <text:p text:style-name="P48"># of expected passes<text:tab/><text:tab/>1806<text:line-break/># of unsupported tests<text:tab/><text:tab/>155</text:p>
      <text:p text:style-name="P48">=== libitm Summary ===</text:p>
      <text:p text:style-name="P48"># of expected passes<text:tab/><text:tab/>42<text:line-break/># of expected failures<text:tab/><text:tab/>3<text:line-break/># of unsupported tests<text:tab/><text:tab/>1</text:p>
      <text:p text:style-name="P48">=== libstdc++ tests ===</text:p>
      <text:p text:style-name="P48">Running target unix</text:p>
      <text:p text:style-name="P48">FAIL: experimental/filesystem/iterators/directory_iterator.cc execution test</text:p>
      <text:p text:style-name="P48">FAIL: experimental/filesystem/iterators/recursive_directory_iterator.cc execution test</text:p>
      <text:p text:style-name="P48">=== libstdc++ Summary ===</text:p>
      <text:p text:style-name="P48"># of expected passes<text:tab/><text:tab/>10954<text:line-break/># of unexpected failures<text:tab/>2<text:line-break/># of expected failures<text:tab/><text:tab/>66<text:line-break/># of unsupported tests<text:tab/><text:tab/>281</text:p>
      <text:p text:style-name="P48"/>
      <text:p text:style-name="P48">Compiler version: 6.2.0 (GCC) </text:p>
      <text:p text:style-name="P48">Platform: x86_64-pc-linux-gnu</text:p>
      <text:p text:style-name="P48"/>
      <text:p text:style-name="P49">Les test étant réussis, on peut passer à l'installation :</text:p>
      <text:p text:style-name="P49"># make install</text:p>
      <text:p text:style-name="P49">Il y a quelques liens symboliques à créer, comme expliqué dans le guide d'installation.</text:p>
      <text:p text:style-name="P49"><text:soft-page-break/>Enfin, on peut passer à la phase fondamentale de test de la compilation :</text:p>
      <text:p text:style-name="P49"># echo 'int main(){}' &gt; dummy.c</text:p>
      <text:p text:style-name="P49"># cc dummy.c -v -Wl,--verbose &amp;&gt; dummy.log</text:p>
      <text:p text:style-name="P49"># readelf -l a.out | grep ': /lib'</text:p>
      <text:p text:style-name="P49">Et j'obtiens bien le résultat attendu (pour une cible 64 bits) :</text:p>
      <text:p text:style-name="P49">[Requesting program interpreter: /lib64/ld-linux-x86-64.so.2]</text:p>
      <text:p text:style-name="P49"/>
      <text:p text:style-name="P50">Pour terminer l'installation de gcc, il faut encore effectuer quelques configurations <text:span text:style-name="T17">et vérifications </text:span>détaillées dans le guide d'installation.</text:p>
      <text:p text:style-name="P50"/>
      <text:p text:style-name="P51">6.25</text:p>
      <text:p text:style-name="P51">root passwd = lfsroot</text:p>
      <text:p text:style-name="P52">6.40 Perl</text:p>
      <text:p text:style-name="P52">Messages d'erreur liés à Compress-Raw-Zlib et IO-Compress <text:s/></text:p>
      <text:p text:style-name="P52">cpan/Compress-Raw-Zlib/t/01version ............................ FAILED at test 2</text:p>
      <text:p text:style-name="P52">cpan/Compress-Raw-Zlib/t/02zlib ............................... FAILED at test 2</text:p>
      <text:p text:style-name="P52">cpan/Compress-Raw-Zlib/t/18lvalue ............................. FAILED at test 2</text:p>
      <text:p text:style-name="P52">cpan/Compress-Raw-Zlib/t/19nonpv .............................. FAILED at test 2</text:p>
      <text:p text:style-name="P52">cpan/IO-Compress/t/005defhdr .................................. FAILED at test 34</text:p>
      <text:p text:style-name="P52">cpan/IO-Compress/t/cz-01version ............................... FAILED at test 2</text:p>
      <text:p text:style-name="P52">cpan/IO-Compress/t/cz-03zlib-v1 ............................... FAILED at test 4</text:p>
      <text:p text:style-name="P52">cpan/IO-Compress/t/cz-06gzsetp ................................ FAILED at test 1</text:p>
      <text:p text:style-name="P52"><text:soft-page-break/>cpan/IO-Compress/t/cz-08encoding .............................. FAILED at test 2</text:p>
      <text:p text:style-name="P52">cpan/IO-Compress/t/cz-14gzopen ................................ FAILED at test 3</text:p>
      <text:p text:style-name="P52"/>
      <text:p text:style-name="P53">6.41 xml::parser</text:p>
      <text:p text:style-name="P53">Je n'ai pas trouvé ce module dans les sources téléchargées suivant le guide d'installation.</text:p>
      <text:p text:style-name="P25"><text:span text:style-name="T29">Je me suis rendu sur cpan.metacpan.org pour faire une recherche, et j'ai trouvé le dépôt : </text:span><text:a xlink:type="simple" xlink:href="https://github.com/toddr/XML-Parser" text:style-name="Internet_20_link" text:visited-style-name="Visited_20_Internet_20_Link"><text:span text:style-name="T29">https://github.com/toddr/XML-Parser</text:span></text:a></text:p>
      <text:p text:style-name="P25"><text:span text:style-name="T29">Pour clôner le dépôt :<text:line-break/># git clone </text:span><text:a xlink:type="simple" xlink:href="https://github.com/toddr/XML-Parser" text:style-name="Internet_20_link" text:visited-style-name="Visited_20_Internet_20_Link"><text:span text:style-name="T29">https://github.com/toddr/XML-Parser</text:span></text:a></text:p>
      <text:p text:style-name="P54">Ensuite, on suit la même procédure du guide d'installation, sans rencontrer de problème. Les tests réussissent tous, l'installation se déroule normalement.</text:p>
      <text:p text:style-name="P54"/>
      <text:p text:style-name="P55">6.44 automake</text:p>
      <text:p text:style-name="P23">============================================================================</text:p>
      <text:p text:style-name="P23">Testsuite summary for GNU Automake 1.15</text:p>
      <text:p text:style-name="P23">============================================================================</text:p>
      <text:p text:style-name="P23"># TOTAL: 2899</text:p>
      <text:p text:style-name="P23"># PASS: <text:s/>2696</text:p>
      <text:p text:style-name="P23"># SKIP: <text:s/>159</text:p>
      <text:p text:style-name="P23"># XFAIL: 41</text:p>
      <text:p text:style-name="P23"># FAIL: <text:s/>3</text:p>
      <text:p text:style-name="P23"># XPASS: 0</text:p>
      <text:p text:style-name="P23"># ERROR: 0</text:p>
      <text:p text:style-name="P23">============================================================================</text:p>
      <text:p text:style-name="P23">See ./test-suite.log</text:p>
      <text:p text:style-name="P26"><text:span text:style-name="T29">Please report to </text:span><text:a xlink:type="simple" xlink:href="mailto:bug-automake@gnu.org" text:style-name="Internet_20_link" text:visited-style-name="Visited_20_Internet_20_Link"><text:span text:style-name="T29">bug-automake@gnu.org</text:span></text:a></text:p>
      <text:p text:style-name="P56">FAIL: t/distcheck-no-prefix-or-srcdir-override.sh<text:line-break/>FAIL: t/check12-w.sh</text:p>
      <text:p text:style-name="P56"/>
      <text:p text:style-name="P57">6.49 E2fsprogs</text:p>
      <text:p text:style-name="P57">325 tests succeeded<text:tab/>2 tests failed<text:line-break/>Tests failed: m_minrootdir m_rootdir</text:p>
      <text:p text:style-name="P58"><text:soft-page-break/>6.65 Eudev-3.2</text:p>
      <text:p text:style-name="P58">Les tests udev-test.pl posent problème.<text:line-break/><text:line-break/>FAIL: udev-test.pl</text:p>
      <text:p text:style-name="P58">PASS: rules-test.sh</text:p>
      <text:p text:style-name="P58">============================================================================</text:p>
      <text:p text:style-name="P58">Testsuite summary for eudev 3.2</text:p>
      <text:p text:style-name="P58">============================================================================</text:p>
      <text:p text:style-name="P58"># TOTAL: 2</text:p>
      <text:p text:style-name="P58"># PASS: <text:s/>1</text:p>
      <text:p text:style-name="P58"># SKIP: <text:s/>0</text:p>
      <text:p text:style-name="P58"># XFAIL: 0</text:p>
      <text:p text:style-name="P58"># FAIL: <text:s/>1</text:p>
      <text:p text:style-name="P58"># XPASS: 0</text:p>
      <text:p text:style-name="P58"># ERROR: 0</text:p>
      <text:p text:style-name="P58">============================================================================</text:p>
      <text:p text:style-name="P58">See test/test-suite.log</text:p>
      <text:p text:style-name="P58">Please report to https://github.com/gentoo/eudev/issues</text:p>
      <text:p text:style-name="P58">============================================================================</text:p>
      <text:p text:style-name="P59">Lorsque l'on regarde dans test/test-suite.log, <text:span text:style-name="T18">2 problèmes se posent à chacun des 136 tests : </text:span></text:p>
      <text:p text:style-name="P60">failed to mount / as private: Invalid argument</text:p>
      <text:p text:style-name="P60">Can't exec "tree": No such file or directory at ./udev-test.pl </text:p>
      <text:p text:style-name="P27"><text:span text:style-name="T29">En recherchant dans les archives, j'ai trouvé le même problème. </text:span><text:a xlink:type="simple" xlink:href="http://lists.linuxfromscratch.org/pipermail/lfs-support/2015-April/048626.html" text:style-name="Internet_20_link" text:visited-style-name="Visited_20_Internet_20_Link"><text:span text:style-name="T29">http://lists.linuxfromscratch.org/pipermail/lfs-support/2015-April/048626.html</text:span></text:a></text:p>
      <text:p text:style-name="P28"><text:a xlink:type="simple" xlink:href="http://lists.linuxfromscratch.org/pipermail/lfs-support/2015-April/048629.html" text:style-name="Internet_20_link" text:visited-style-name="Visited_20_Internet_20_Link"><text:span text:style-name="T29">http://lists.linuxfromscratch.org/pipermail/lfs-support/2015-</text:span></text:a><text:soft-page-break/><text:a xlink:type="simple" xlink:href="http://lists.linuxfromscratch.org/pipermail/lfs-support/2015-April/048629.html" text:style-name="Internet_20_link" text:visited-style-name="Visited_20_Internet_20_Link"><text:span text:style-name="T29">April/048629.html</text:span></text:a></text:p>
      <text:p text:style-name="P61"><text:span text:style-name="T19">Selon Ken</text:span>, il ne faut pas s'en préoccuper, et on peut continuer l'installation. <text:line-break/><text:span text:style-name="T19">Selon Bruce,il s'agirait d'un problème de kernel indéterminé. On pourrait le vérifier après avoir démarré via LFS en recompilant et relancant les tests eudev (sans lancer l'installation).</text:span></text:p>
      <text:p text:style-name="P61"/>
      <text:p text:style-name="P29"><text:span text:style-name="T29">6.70 vim 7.4<text:line-break/>Je ne suis pas à l'aise avec l'éditeur vim, je lui préfère nano qui est beaucoup plus convivial.<text:line-break/>On trouve les instructions pour installer nano ici : </text:span><text:a xlink:type="simple" xlink:href="http://www.linuxfromscratch.org/blfs/view/7.10/postlfs/nano.html" text:style-name="Internet_20_link" text:visited-style-name="Visited_20_Internet_20_Link"><text:span text:style-name="T29">http://www.linuxfromscratch.org/blfs/view/7.10/postlfs/nano.html</text:span></text:a></text:p>
      <text:p text:style-name="P62"/>
      <text:p text:style-name="P62">6.71 debugging symbols</text:p>
      <text:p text:style-name="P62">J'ai décidé de laisser les symbôles de debugging dans les exécutables et les librairies. Les 90MB que l'on peut récupérer en les effaçant ne font pas une différence énorme. De plus, <text:s/>l'opération n'est pas réversible et susceptible de rendre le système inopérant en cas de faute de frappe.</text:p>
      <text:p text:style-name="P62">6.73 cleaning up<text:line-break/><text:line-break/>On efface toutes les données temporaires dans /tmp.</text:p>
      <text:p text:style-name="P62">Le directory tools n'est plus nécessaire, on l'enlève du path.<text:line-break/>Pour cela, j<text:span text:style-name="T20">e modifie</text:span> mon script /home/chg_root.sh <text:span text:style-name="T20">en /home/chg_root_bis.sh</text:span>:</text:p>
      <text:p text:style-name="P63">mount -v --bind /dev $LFS/dev</text:p>
      <text:p text:style-name="P63">mount -vt devpts devpts $LFS/dev/pts -o gid=5,mode=620</text:p>
      <text:p text:style-name="P63">mount -vt proc proc $LFS/proc</text:p>
      <text:p text:style-name="P63">mount -vt sysfs sysfs $LFS/sys</text:p>
      <text:p text:style-name="P63">mount -vt tmpfs tmpfs $LFS/run</text:p>
      <text:p text:style-name="P63">chroot "$LFS" /tools/bin/env -i \</text:p>
      <text:p text:style-name="P63"><text:s text:c="4"/>HOME=/root <text:s text:c="17"/>\</text:p>
      <text:p text:style-name="P63"><text:s text:c="4"/>TERM="$TERM" <text:s text:c="15"/>\</text:p>
      <text:p text:style-name="P63"><text:s text:c="4"/>PS1='\u:\w\$ ' <text:s text:c="13"/>\</text:p>
      <text:p text:style-name="P63"><text:soft-page-break/><text:s text:c="4"/>PATH=/bin:/usr/bin:/sbin:/usr/sbin \</text:p>
      <text:p text:style-name="P63"><text:s text:c="4"/>/bin/bash --login <text:s text:c="2"/></text:p>
      <text:p text:style-name="P63"/>
      <text:p text:style-name="P64">J'ai décidé de conserver le répertoire /tools qui ne me gène pas et qui contient la chaîne d'outils pour exécuter des tests (tcl, expect, dejagnu).</text:p>
      <text:p text:style-name="P64">J'ai également laissé les bibliothèques statiques d'une série de package, qui ne dérangent pas.</text:p>
      <text:p text:style-name="P64"/>
      <text:p text:style-name="P64">Avec tout le travail effectué, il est sage à présent de faire une copie de sauvegarde de $LFS <text:span text:style-name="T21">(on peut ignorer le répertoire sources)</text:span>.</text:p>
      <text:p text:style-name="P64"/>
      <text:p text:style-name="P72">Chapitre 7 : Configuration du système</text:p>
      <text:p text:style-name="P65">Nous allons à présent nous pencher sur le démarrage du système <text:span text:style-name="T24">par le </text:span>syst<text:span text:style-name="T24">e</text:span>mV <text:span text:style-name="T24">(classique pour les systèmes UNIX)</text:span>. Le démarrage du système réalise toute une série d'opérations dont le montage des répertoires, l'initiali<text:span text:style-name="T22">s</text:span>ation des devices <text:span text:style-name="T22">(périphériques)</text:span>, du swap <text:span text:style-name="T22">(mémoire virtuelle)</text:span>, de l'horloge, le démarrage du réseau et des démons <text:span text:style-name="T22">(processus en tâche de fond)</text:span>.</text:p>
      <text:p text:style-name="P66">Le systemV est un petit programme : init qui démarre des scripts rc, ainsi que le programme permettant le login.</text:p>
      <text:p text:style-name="P77"><text:span text:style-name="T8">La configuration se trouve dans /etc/inittab, et est organisée en niveaux :<text:line-break/></text:span>0— <text:span text:style-name="T23">arrêt</text:span><text:line-break/>1 — <text:span text:style-name="T23">Mode utilisateur unique</text:span><text:line-break/>2 — Multi-<text:span text:style-name="T23">utilisateur</text:span>, <text:span text:style-name="T23">sans réseau</text:span><text:line-break/>3 — <text:span text:style-name="T23">Mode multi-utilisateur complet</text:span><text:line-break/>4 — <text:span text:style-name="T23">Définissable par utilisateur</text:span><text:line-break/>5 — <text:span text:style-name="T23">Mode multi-utilisateur complet avec gestionnaire d'écran</text:span><text:line-break/>6 — re<text:span text:style-name="T23">démarrage</text:span></text:p>
      <text:p text:style-name="P78">On peut installer une série de scripts via le package lfs-bootscripts :</text:p>
      <text:p text:style-name="P78"># tar -xvf lfs-bootscripts-20150222.tar.bz <text:line-break/># make install</text:p>
      <text:p text:style-name="P78">Une série de scripts sont installés dans /etc/init.d et une copie de ces scripts se trouvent également dans /etc/rc.d/init.d.</text:p>
      <text:p text:style-name="P78"><text:soft-page-break/>Dans le répertoire rc.d, on trouve des sous-répertoires du type /etc/rc.d/rcx.d, avec x correspondant au niveau 0-6 (voir précédemment).<text:line-break/>Et au sein de ces répertoires « par niveau », des liens symboliques vers les scripts contenus dans /etc/rc.d/init.d.</text:p>
      <text:p text:style-name="P79">Chacun de ces liens symboliques débute avec des caractères alphanumériques qui permettent de fixer l'ordre dans lequel les scripts seront <text:span text:style-name="T25">démarrés</text:span>.<text:line-break/><text:line-break/><text:span text:style-name="T26">Chacun de ces scripts est décrit brièvement à la section 7.2.2. Etant de simples fichiers textes, vous pouvez afficher leur contenu par exemple via la commande less.</text:span></text:p>
      <text:p text:style-name="P79"/>
      <text:p text:style-name="P73">7.3 Aperçu du traitement des devices (périphériques) et des modules</text:p>
      <text:p text:style-name="P80"><text:span text:style-name="T27"><text:s/></text:span><text:line-break/><text:span text:style-name="T28">D'après le guide d'installation, on peut comprendre l'initialisation des devices de la façon reprise ci-après. Lors du démarrage du système, les drivers installés dans le noyau (ou chargés comme module) détectent leurs périphériques et les enregistrent <text:s/>en espace utilisateur via le système de fichier virtuel sysfs qui est monté sur /sys.</text:span></text:p>
      <text:p text:style-name="P81">Les données enregistrées sont alors disponibles pour les processus du mode utilisateur, ainsi que pour le démon udevd.</text:p>
      <text:p text:style-name="P81">Les devices sont créés par le noyau sur un système de fichier virtuel temporaire (recréé à chaque démarrage) monté sur /dev. Ensuite, le noyau envoi un événement <text:s/>à udevd qui a la possibilité de renommer ou d'adapter les permissions du device en fonction des règles configurées (notammment dans /etc/udev/rules).</text:p>
      <text:p text:style-name="P82">En ce qui concerne les drivers <text:span text:style-name="T35">module qui ne sont pas chargés automatiquement</text:span>, ceux-ci disposent d'alias (que l'on peut afficher grâce à la commande modinfo). Généralement, le driver de bus écrit ces alias sur sysfs. Ensuite, udevd va recevoir un événement contenant une variable MODALIAS, qu'il utilisera pour lancer le chargement du module via la commande /sbin/modprobe.</text:p>
      <text:p text:style-name="P89">Enfin, pour exclure la création d'un device, soit on n'inclut pas son driver dans le noyau, soit on exclut le chargement du module en le blacklistant dans : <text:span text:style-name="Source_20_Text">/etc/modprobe.d/blacklist.conf</text:span></text:p>
      <text:p text:style-name="P83"/>
      <text:p text:style-name="P83">Prenons un petit exemple, en introduisant une clé usb.</text:p>
      <text:p text:style-name="P83"><text:span text:style-name="T33">La commande </text:span>dmesg <text:span text:style-name="T33">donne la sortie suivante :</text:span></text:p>
      <text:p text:style-name="P75"><text:soft-page-break/>$ dmesg</text:p>
      <text:p text:style-name="P86">[...]</text:p>
      <text:p text:style-name="P83">[ 1099.029253] <text:s/>sdc: sdc1</text:p>
      <text:p text:style-name="P83">[ 1099.032740] sd 7:0:0:0: [sdc] Attached SCSI removable disk</text:p>
      <text:p text:style-name="P87"><text:span text:style-name="T36">Le kernel détecte U</text:span>n device scsi <text:span text:style-name="T36">qu'il nomme </text:span>/dev/sdc</text:p>
      <text:p text:style-name="P87">La commande udevadm permet de récupérer des infos sur le device :</text:p>
      <text:p text:style-name="P74">$ udevadm info -q all /dev/sdc1</text:p>
      <text:p text:style-name="P87">S: disk/by-id/usb-Generic_Flash_Disk_01F56485-0:0-part1</text:p>
      <text:p text:style-name="P87">S: disk/by-path/pci-0000:00:1d.7-usb-0:5:1.0-scsi-0:0:0:0-part1</text:p>
      <text:p text:style-name="P87">S: disk/by-uuid/2452-23AB</text:p>
      <text:p text:style-name="P87">On obtient ainsi les différentes dénominations du device (by-id, by-path, by-uuid).</text:p>
      <text:p text:style-name="P85">Si on lance la commande $udevadm monitor, on obtient la sortie suivante : </text:p>
      <text:p text:style-name="P74">$udevadm monitor</text:p>
      <text:p text:style-name="P87">[...]</text:p>
      <text:p text:style-name="P84"><text:span text:style-name="T32">KERNEL</text:span>[1272.818327] add /devices/pci0000:00/0000:00:1d.7/usb7/7-5/7-5:1.0/host8/target8:0:0/8:0:0:0 <text:span text:style-name="T32">(scsi)</text:span></text:p>
      <text:p text:style-name="P84"><text:span text:style-name="T32">UDEV</text:span> <text:s/>[1272.819654] add /devices/pci0000:00/0000:00:1d.7/usb7/7-5/7-5:1.0/host8/target8:0:0 <text:span text:style-name="T32">(scsi)</text:span></text:p>
      <text:p text:style-name="P87">[...]</text:p>
      <text:p text:style-name="P84"><text:span text:style-name="T32">KERNEL</text:span>[1272.833551] add <text:s text:c="5"/>/devices/pci0000:00/0000:00:1d.7/usb7/7-5/7-5:1.0/host8/target8:0:0/8:0:0:0/block/sdc/sdc1 (<text:span text:style-name="T32">block</text:span>)</text:p>
      <text:p text:style-name="P84"><text:span text:style-name="T32">UDEV</text:span> <text:s/>[1272.961843] add <text:s text:c="5"/>/devices/pci0000:00/0000:00:1d.7/usb7/7-5/7-5:1.0/host8/target8:0:0/8:0:0:0/block/sdc/sdc1 (<text:span text:style-name="T32">block</text:span>)</text:p>
      <text:p text:style-name="P87">On constate que le kernel <text:span text:style-name="T37">exporte les données</text:span>, et <text:span text:style-name="T34">qu'ensuite udev crée les devices.</text:span></text:p>
      <text:p text:style-name="P88">On peut retrouver dans /sys le modalias : </text:p>
      <text:p text:style-name="P76">$ cat /sys/bus/usb/devices/8-0\:1.0/modalias </text:p>
      <text:p text:style-name="P88"><text:soft-page-break/>usb:v1D6Bp0001d0316dc09dsc00dp00ic09isc00ip00in00</text:p>
      <text:p text:style-name="P88"/>
      <text:p text:style-name="P90">7.4.1 périphériques réseaux</text:p>
      <text:p text:style-name="P90">Après la génération des règles udev, je constate que : </text:p>
      <text:p text:style-name="P90">- l'interface réseau ethernet sky2 sera renommée eth0</text:p>
      <text:p text:style-name="P90">- l'interface réseau ath9k wifi sera renommée wlan0</text:p>
      <text:p text:style-name="P90">, ce qui me convient parfaitement.</text:p>
      <text:p text:style-name="P90"/>
      <text:p text:style-name="P90">7.4.2 cdrom</text:p>
      <text:p text:style-name="P90">Via la commande # udevadm test /sys/block/sr0, je peux connaître l'identification « by-id » : </text:p>
      <text:p text:style-name="P90">ID_SERIAL=HL-DT-STDVDRAM_GT10N</text:p>
      <text:p text:style-name="P91">ainsi que l'identification « by-path » :</text:p>
      <text:p text:style-name="P91">DEVPATH=/devices/pci0000:00/0000:00:1f.2/ata2/host1/target1:0:0/1:0:0:0/block/sr0</text:p>
      <text:p text:style-name="P91"/>
      <text:p text:style-name="P92">7.5.1 Configuration des interfaces réseaux</text:p>
      <text:p text:style-name="P93">Les interfaces qui sont activées ou désactivées par le script réseau, possèdent généralement un fichier de configuration dans le répertoire /etc/sysconfig.</text:p>
      <text:p text:style-name="P93">Le contenu de mon fichier /etc/sysconfig/ifconfig.eth0 est <text:span text:style-name="T38">repris ci-dessous. Pour une simplicité maximale, l'adresse ip est statique (pas de configuration DHCP).</text:span></text:p>
      <text:p text:style-name="P93">ONBOOT=yes</text:p>
      <text:p text:style-name="P93">IFACE=eth0</text:p>
      <text:p text:style-name="P93">SERVICE=ipv4-static</text:p>
      <text:p text:style-name="P93">IP=192.168.2.200</text:p>
      <text:p text:style-name="P93">GATEWAY=192.168.2.1</text:p>
      <text:p text:style-name="P93">PREFIX=24</text:p>
      <text:p text:style-name="P93"><text:soft-page-break/>BROADCAST=192.168.2.255</text:p>
      <text:p text:style-name="P94">7.5.2 Résolution DNS</text:p>
      <text:p text:style-name="P94">Le contenu de mon fichier de configuration est repris ci-dessous. J'utilise un serveur DNS local.</text:p>
      <text:p text:style-name="P94">est le suivant : /etc/resolv.conf</text:p>
      <text:p text:style-name="P94"><text:span text:style-name="Source_20_Text"># Begin /etc/resolv.conf</text:span></text:p>
      <text:p text:style-name="Preformatted_20_Text"><text:span text:style-name="Source_20_Text">nameserver </text:span><text:span text:style-name="Source_20_Text"><text:span text:style-name="T38">192.168.2.1</text:span></text:span></text:p>
      <text:p text:style-name="Preformatted_20_Text"><text:span text:style-name="Source_20_Text"/></text:p>
      <text:p text:style-name="Preformatted_20_Text"/>
      <text:p text:style-name="P24"><text:span text:style-name="Source_20_Text"># End /etc/resolv.conf</text:span></text:p>
      <text:p text:style-name="P95">7.6.2 configuration de sysvinit</text:p>
      <text:p text:style-name="P95">Par défaut, le premier programme a être exécuté à l'initialisation du kernel est init, qui lit sa configuration dans le fichier /etc/inittab</text:p>
      <text:p text:style-name="P96">init exécute tout d'abord les scripts situés dans le répertoire rcS.d et ensuite les scripts « Sxx » situés dans /etc/rc.d/rcx.d en fonction du niveau par défaut (3=multiuser with network).</text:p>
      <text:p text:style-name="P96">Un script avec la lettre K correspond à kill, et avec la lettre S correspond à start. Les 2 chiffres suivant la lettre donnent l'ordre d'exécution des scripts.</text:p>
      <text:p text:style-name="P96">Tous les scripts dans /etc/rc.d/rcx.d sont des liens symboliques vers les scripts dans le répertoire /etc/rc.d/init.d.</text:p>
      <text:p text:style-name="P97">7.6.5 configuration de la console linux</text:p>
      <text:p text:style-name="P97">/etc/sysconfig/console</text:p>
      <text:p text:style-name="P97"># Begin /etc/sysconfig/console<text:line-break/>KEYMAP="be2-latin1"<text:line-break/>KEYMAP_CORRECTIONS="euro2"<text:line-break/>FONT="lat0-16 -m 8859-15"<text:line-break/># End /etc/sysconfig/console</text:p>
      <text:p text:style-name="P100">7.7 bash shell startup file</text:p>
      <text:p text:style-name="P100">File : /etc/profile<text:line-break/># Begin /etc/profile<text:line-break/>export LANG=fr_BE.ISO-8859-1<text:line-break/># End /etc/profile</text:p>
      <text:p text:style-name="P100"/>
      <text:p text:style-name="P100"/>
      <text:p text:style-name="P106"><text:soft-page-break/>8. Rendre le système LFS amorçable</text:p>
      <text:p text:style-name="P101">On y est enfin ! Dans cette dernière étape de construction du système LFS, nous allons créer le fichier fstab (montage automatique des fichiers), construire le noyau linux et installer le chargeur de démarrage GRUB.</text:p>
      <text:p text:style-name="P102">8.2 création du fichier /etc/fstab</text:p>
      <text:p text:style-name="P102">J'ai l'intention d'installer LFS sur une clé USB, sur laquelle j'ai créé 2 partitions.</text:p>
      <text:p text:style-name="P102">En insérant la clé, la commande :</text:p>
      <text:p text:style-name="P102">$ dmesg</text:p>
      <text:p text:style-name="P102">affiche l'identification du périphérique concerné :</text:p>
      <text:p text:style-name="P103">[ 4023.695548] usb-storage 7-5:1.0: USB Mass Storage device detected</text:p>
      <text:p text:style-name="P103">[...][ 4025.562008] <text:s/>sdc: sdc1 sdc2</text:p>
      <text:p text:style-name="P103">[ 4025.565087] sd 11:0:0:0: [sdc] Attached SCSI removable disk</text:p>
      <text:p text:style-name="P103">Il s'agit donc de /dev/sdc</text:p>
      <text:p text:style-name="P103">sur ce périphérique, j'ai créé 2 partitions, via la commande :</text:p>
      <text:p text:style-name="P103">$ sudo fdisk /dev/sdc</text:p>
      <text:p text:style-name="P103">/dev/sdc1 sera la partition root (3,5Go – <text:span text:style-name="T41">type 83 Linux</text:span>)<text:line-break/>/dev/sdc2 sera le swap (352M – <text:span text:style-name="T41">type 82 Swap Linux</text:span>)</text:p>
      <text:p text:style-name="P103">En principe, il n'est pas recommandé d'installer tous les fichiers sur une seule partition root, mais la clé USB dont je dispose étant limitée, je maximise l'espace disponible en évitant tout espace potentiellement non utilisé par une partition spécifique.</text:p>
      <text:p text:style-name="P105">Pour installer le système de fichier ext4 sur la partition root :</text:p>
      <text:p text:style-name="P105"># mkfs.ext4 /dev/sdc1</text:p>
      <text:p text:style-name="P104">Le fichier /etc/fstab est le suivant :</text:p>
      <text:p text:style-name="P104"><text:span text:style-name="Source_20_Text"># Begin /etc/fstab</text:span></text:p>
      <text:p text:style-name="Preformatted_20_Text"/>
      <text:p text:style-name="Preformatted_20_Text"><text:span text:style-name="Source_20_Text"># file system <text:s/>mount-point <text:s/>type <text:s text:c="4"/>options <text:s text:c="12"/>dump <text:s/>fsck</text:span></text:p>
      <text:p text:style-name="Preformatted_20_Text"><text:span text:style-name="Source_20_Text"># <text:s text:c="61"/>order</text:span></text:p>
      <text:p text:style-name="Preformatted_20_Text"/>
      <text:p text:style-name="Preformatted_20_Text"><text:span text:style-name="Source_20_Text">/dev/</text:span><text:span text:style-name="Emphasis"><text:span text:style-name="T40">sdc1</text:span></text:span><text:span text:style-name="Source_20_Text"> <text:s text:c="4"/>/ <text:s text:c="11"/></text:span><text:span text:style-name="Emphasis"><text:span text:style-name="T40">ext4</text:span></text:span><text:span text:style-name="Source_20_Text"> <text:s text:c="3"/>defaults <text:s text:c="11"/>1 <text:s text:c="4"/>1</text:span></text:p>
      <text:p text:style-name="Preformatted_20_Text"><text:span text:style-name="Source_20_Text">/dev/</text:span><text:span text:style-name="Source_20_Text"><text:span text:style-name="T40">sdc2</text:span></text:span><text:span text:style-name="Source_20_Text"> <text:s text:c="4"/>swap <text:s text:c="8"/>swap <text:s text:c="4"/>pri=1 <text:s text:c="14"/>0 <text:s text:c="4"/>0</text:span></text:p>
      <text:p text:style-name="Preformatted_20_Text"><text:soft-page-break/><text:span text:style-name="Source_20_Text">proc <text:s text:c="10"/>/proc <text:s text:c="7"/>proc <text:s text:c="4"/>nosuid,noexec,nodev 0 <text:s text:c="4"/>0</text:span></text:p>
      <text:p text:style-name="Preformatted_20_Text"><text:span text:style-name="Source_20_Text">sysfs <text:s text:c="9"/>/sys <text:s text:c="8"/>sysfs <text:s text:c="3"/>nosuid,noexec,nodev 0 <text:s text:c="4"/>0</text:span></text:p>
      <text:p text:style-name="Preformatted_20_Text"><text:span text:style-name="Source_20_Text">devpts <text:s text:c="8"/>/dev/pts <text:s text:c="4"/>devpts <text:s text:c="2"/>gid=5,mode=620 <text:s text:c="5"/>0 <text:s text:c="4"/>0</text:span></text:p>
      <text:p text:style-name="Preformatted_20_Text"><text:span text:style-name="Source_20_Text">tmpfs <text:s text:c="9"/>/run <text:s text:c="8"/>tmpfs <text:s text:c="3"/>defaults <text:s text:c="11"/>0 <text:s text:c="4"/>0</text:span></text:p>
      <text:p text:style-name="Preformatted_20_Text"><text:span text:style-name="Source_20_Text">devtmpfs <text:s text:c="6"/>/dev <text:s text:c="8"/>devtmpfs mode=0755,nosuid <text:s text:c="3"/>0 <text:s text:c="4"/>0</text:span></text:p>
      <text:p text:style-name="Preformatted_20_Text"/>
      <text:p text:style-name="P24"><text:span text:style-name="Source_20_Text"># End /etc/fstab</text:span></text:p>
      <text:p text:style-name="P104"/>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2T19:00:23.820462397</meta:creation-date>
    <dc:date>2017-02-20T20:42:10.007775864</dc:date>
    <meta:editing-duration>PT15H34M34S</meta:editing-duration>
    <meta:editing-cycles>99</meta:editing-cycles>
    <meta:generator>LibreOffice/4.3.3.2$Linux_X86_64 LibreOffice_project/430m0$Build-2</meta:generator>
    <meta:document-statistic meta:table-count="0" meta:image-count="0" meta:object-count="0" meta:page-count="18" meta:paragraph-count="333" meta:word-count="3143" meta:character-count="22338" meta:non-whitespace-character-count="19038"/>
  </office:meta>
</office:document-meta>
</file>